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0.61pt"/>
    </style:style>
    <style:style style:name="co2" style:family="table-column">
      <style:table-column-properties fo:break-before="auto" style:column-width="108.74pt"/>
    </style:style>
    <style:style style:name="co3" style:family="table-column">
      <style:table-column-properties fo:break-before="auto" style:column-width="100.01pt"/>
    </style:style>
    <style:style style:name="co4" style:family="table-column">
      <style:table-column-properties fo:break-before="auto" style:column-width="93.71pt"/>
    </style:style>
    <style:style style:name="co5" style:family="table-column">
      <style:table-column-properties fo:break-before="auto" style:column-width="48.39pt"/>
    </style:style>
    <style:style style:name="co6" style:family="table-column">
      <style:table-column-properties fo:break-before="auto" style:column-width="112.76pt"/>
    </style:style>
    <style:style style:name="co7" style:family="table-column">
      <style:table-column-properties fo:break-before="auto" style:column-width="145.19pt"/>
    </style:style>
    <style:style style:name="co8" style:family="table-column">
      <style:table-column-properties fo:break-before="auto" style:column-width="80.16pt"/>
    </style:style>
    <style:style style:name="co9" style:family="table-column">
      <style:table-column-properties fo:break-before="auto" style:column-width="57.94pt"/>
    </style:style>
    <style:style style:name="co10" style:family="table-column">
      <style:table-column-properties fo:break-before="auto" style:column-width="118.29pt"/>
    </style:style>
    <style:style style:name="co11" style:family="table-column">
      <style:table-column-properties fo:break-before="auto" style:column-width="111.09pt"/>
    </style:style>
    <style:style style:name="co12" style:family="table-column">
      <style:table-column-properties fo:break-before="auto" style:column-width="121.44pt"/>
    </style:style>
    <style:style style:name="co13" style:family="table-column">
      <style:table-column-properties fo:break-before="auto" style:column-width="119.06pt"/>
    </style:style>
    <style:style style:name="co14" style:family="table-column">
      <style:table-column-properties fo:break-before="auto" style:column-width="90.51pt"/>
    </style:style>
    <style:style style:name="co15" style:family="table-column">
      <style:table-column-properties fo:break-before="auto" style:column-width="28.54pt"/>
    </style:style>
    <style:style style:name="co16" style:family="table-column">
      <style:table-column-properties fo:break-before="auto" style:column-width="88.16pt"/>
    </style:style>
    <style:style style:name="co17" style:family="table-column">
      <style:table-column-properties fo:break-before="auto" style:column-width="94.45pt"/>
    </style:style>
    <style:style style:name="co18" style:family="table-column">
      <style:table-column-properties fo:break-before="auto" style:column-width="69.05pt"/>
    </style:style>
    <style:style style:name="co19" style:family="table-column">
      <style:table-column-properties fo:break-before="auto" style:column-width="66.64pt"/>
    </style:style>
    <style:style style:name="co20" style:family="table-column">
      <style:table-column-properties fo:break-before="auto" style:column-width="70.61pt"/>
    </style:style>
    <style:style style:name="co21" style:family="table-column">
      <style:table-column-properties fo:break-before="auto" style:column-width="67.4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Ведомость_20_переоценки">
      <style:table-properties table:display="true" style:writing-mode="lr-tb"/>
    </style:style>
    <style:style style:name="ta2" style:family="table" style:master-page-name="PageStyle_5f_Отчетная_20_ведомость">
      <style:table-properties table:display="true" style:writing-mode="lr-tb"/>
    </style:style>
    <style:style style:name="ta3" style:family="table" style:master-page-name="PageStyle_5f_Ведомость_20_зарплаты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4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5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27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-is-between(10,15)" style:apply-style-name="ConditionalStyle_5f_1" style:base-cell-address="'Ведомость зарплаты'.E5"/>
    </style:style>
    <style:style style:name="ce23" style:family="table-cell" style:parent-style-name="Default" style:data-style-name="N128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decimal-number() and cell-content()&gt;0" table:allow-empty-cell="true" table:base-cell-address="'Ведомость зарплаты'.E5">
          <table:help-message table:display="true">
            <text:p>СТАЖ НЕ МОЖЕТ БЫТЬ ОТРИЦАТЕЛЬНЫМ</text:p>
          </table:help-message>
          <table:error-message table:message-type="stop" table:display="true"/>
        </table:content-validation>
      </table:content-validations>
      <table:table table:name="Ведомость переоценки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19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ВЕДОМОСТЬ ПЕРЕОЦЕНКИ ОСНОВНЫХ СРЕДСТ ПРОИЗВОДСТВА</text:p>
          </table:table-cell>
          <table:covered-table-cell table:number-columns-repeated="6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Наименование объекта</text:p>
          </table:table-cell>
          <table:table-cell table:style-name="ce2" office:value-type="string" calcext:value-type="string">
            <text:p>Балансовая стоимотсь (БС), млн.руб</text:p>
          </table:table-cell>
          <table:table-cell table:style-name="ce2" office:value-type="string" calcext:value-type="string">
            <text:p>Износ объекта (ИО), млн.руб</text:p>
          </table:table-cell>
          <table:table-cell table:style-name="ce2" office:value-type="string" calcext:value-type="string">
            <text:p>Остаточная стоимотсь(ОС), млн.руб</text:p>
          </table:table-cell>
          <table:table-cell table:style-name="ce2" office:value-type="string" calcext:value-type="string">
            <text:p>к</text:p>
          </table:table-cell>
          <table:table-cell table:style-name="ce2" office:value-type="string" calcext:value-type="string">
            <text:p>Восстановительная полная стоимость (ВПС), млн.руб</text:p>
          </table:table-cell>
          <table:table-cell table:style-name="ce2" office:value-type="string" calcext:value-type="string">
            <text:p>Восстановительная остаточная стоиимость (ВОС), млн.руб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Отдел менеджмента и маркетинга</text:p>
          </table:table-cell>
          <table:table-cell table:style-name="ce5" office:value-type="float" office:value="19087.8" calcext:value-type="float">
            <text:p>19,087.80</text:p>
          </table:table-cell>
          <table:table-cell table:style-name="ce6" office:value-type="float" office:value="568.8" calcext:value-type="float">
            <text:p>568.8</text:p>
          </table:table-cell>
          <table:table-cell table:style-name="ce7" office:value-type="float" office:value="18519" calcext:value-type="float">
            <text:p>18519.0</text:p>
          </table:table-cell>
          <table:table-cell table:style-name="ce9" table:formula="of:=IF([.B5]&lt;=700;3.3; IF([.B5]&lt;1000;4.2;IF([.B5]&gt;=1000;5.1;)))" office:value-type="float" office:value="5.1" calcext:value-type="float">
            <text:p>5.1</text:p>
          </table:table-cell>
          <table:table-cell table:style-name="ce9" table:formula="of:=[.B5]*[.E5]" office:value-type="float" office:value="97347.78" calcext:value-type="float">
            <text:p>97347.78</text:p>
          </table:table-cell>
          <table:table-cell table:style-name="ce9" table:formula="of:=[.D5]*[.E5]" office:value-type="float" office:value="94446.9" calcext:value-type="float">
            <text:p>94446.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Отдел транспортировки</text:p>
          </table:table-cell>
          <table:table-cell table:style-name="ce6" office:value-type="float" office:value="407.2" calcext:value-type="float">
            <text:p>407.2</text:p>
          </table:table-cell>
          <table:table-cell table:style-name="ce6" office:value-type="float" office:value="203.1" calcext:value-type="float">
            <text:p>203.1</text:p>
          </table:table-cell>
          <table:table-cell table:style-name="ce6" office:value-type="float" office:value="204.1" calcext:value-type="float">
            <text:p>204.1</text:p>
          </table:table-cell>
          <table:table-cell table:style-name="ce9" table:formula="of:=IF([.B6]&lt;=700;3.3; IF([.B6]&lt;1000;4.2;IF([.B6]&gt;=1000;5.1;)))" office:value-type="float" office:value="3.3" calcext:value-type="float">
            <text:p>3.3</text:p>
          </table:table-cell>
          <table:table-cell table:style-name="ce9" table:formula="of:=[.B6]*[.E6]" office:value-type="float" office:value="1343.76" calcext:value-type="float">
            <text:p>1343.76</text:p>
          </table:table-cell>
          <table:table-cell table:style-name="ce9" table:formula="of:=[.D6]*[.E6]" office:value-type="float" office:value="673.53" calcext:value-type="float">
            <text:p>673.5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Сборочный цех</text:p>
          </table:table-cell>
          <table:table-cell table:style-name="ce6" office:value-type="float" office:value="673" calcext:value-type="float">
            <text:p>673</text:p>
          </table:table-cell>
          <table:table-cell table:style-name="ce6" office:value-type="float" office:value="198.9" calcext:value-type="float">
            <text:p>198.9</text:p>
          </table:table-cell>
          <table:table-cell table:style-name="ce6" office:value-type="float" office:value="474.1" calcext:value-type="float">
            <text:p>474.1</text:p>
          </table:table-cell>
          <table:table-cell table:style-name="ce9" table:formula="of:=IF([.B7]&lt;=700;3.3; IF([.B7]&lt;1000;4.2;IF([.B7]&gt;=1000;5.1;)))" office:value-type="float" office:value="3.3" calcext:value-type="float">
            <text:p>3.3</text:p>
          </table:table-cell>
          <table:table-cell table:style-name="ce9" table:formula="of:=[.B7]*[.E7]" office:value-type="float" office:value="2220.9" calcext:value-type="float">
            <text:p>2220.9</text:p>
          </table:table-cell>
          <table:table-cell table:style-name="ce9" table:formula="of:=[.D7]*[.E7]" office:value-type="float" office:value="1564.53" calcext:value-type="float">
            <text:p>1564.5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Отделочный цех</text:p>
          </table:table-cell>
          <table:table-cell table:style-name="ce6" office:value-type="float" office:value="821.6" calcext:value-type="float">
            <text:p>821.6</text:p>
          </table:table-cell>
          <table:table-cell table:style-name="ce6" office:value-type="float" office:value="401.2" calcext:value-type="float">
            <text:p>401.2</text:p>
          </table:table-cell>
          <table:table-cell table:style-name="ce6" office:value-type="float" office:value="420.4" calcext:value-type="float">
            <text:p>420.4</text:p>
          </table:table-cell>
          <table:table-cell table:style-name="ce9" table:formula="of:=IF([.B8]&lt;=700;3.3; IF([.B8]&lt;1000;4.2;IF([.B8]&gt;=1000;5.1;)))" office:value-type="float" office:value="4.2" calcext:value-type="float">
            <text:p>4.2</text:p>
          </table:table-cell>
          <table:table-cell table:style-name="ce9" table:formula="of:=[.B8]*[.E8]" office:value-type="float" office:value="3450.72" calcext:value-type="float">
            <text:p>3450.72</text:p>
          </table:table-cell>
          <table:table-cell table:style-name="ce9" table:formula="of:=[.D8]*[.E8]" office:value-type="float" office:value="1765.68" calcext:value-type="float">
            <text:p>1765.68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Склад № 1 </text:p>
          </table:table-cell>
          <table:table-cell table:style-name="ce6" office:value-type="float" office:value="598.4" calcext:value-type="float">
            <text:p>598.4</text:p>
          </table:table-cell>
          <table:table-cell table:style-name="ce6" office:value-type="float" office:value="131.5" calcext:value-type="float">
            <text:p>131.5</text:p>
          </table:table-cell>
          <table:table-cell table:style-name="ce6" office:value-type="float" office:value="466.9" calcext:value-type="float">
            <text:p>466.9</text:p>
          </table:table-cell>
          <table:table-cell table:style-name="ce9" table:formula="of:=IF([.B9]&lt;=700;3.3; IF([.B9]&lt;1000;4.2;IF([.B9]&gt;=1000;5.1;)))" office:value-type="float" office:value="3.3" calcext:value-type="float">
            <text:p>3.3</text:p>
          </table:table-cell>
          <table:table-cell table:style-name="ce9" table:formula="of:=[.B9]*[.E9]" office:value-type="float" office:value="1974.72" calcext:value-type="float">
            <text:p>1974.72</text:p>
          </table:table-cell>
          <table:table-cell table:style-name="ce9" table:formula="of:=[.D9]*[.E9]" office:value-type="float" office:value="1540.77" calcext:value-type="float">
            <text:p>1540.77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Склад № 2</text:p>
          </table:table-cell>
          <table:table-cell table:style-name="ce7" office:value-type="float" office:value="610" calcext:value-type="float">
            <text:p>610.0</text:p>
          </table:table-cell>
          <table:table-cell table:style-name="ce6" office:value-type="float" office:value="345.6" calcext:value-type="float">
            <text:p>345.6</text:p>
          </table:table-cell>
          <table:table-cell table:style-name="ce6" office:value-type="float" office:value="264.4" calcext:value-type="float">
            <text:p>264.4</text:p>
          </table:table-cell>
          <table:table-cell table:style-name="ce9" table:formula="of:=IF([.B10]&lt;=700;3.3; IF([.B10]&lt;1000;4.2;IF([.B10]&gt;=1000;5.1;)))" office:value-type="float" office:value="3.3" calcext:value-type="float">
            <text:p>3.3</text:p>
          </table:table-cell>
          <table:table-cell table:style-name="ce9" table:formula="of:=[.B10]*[.E10]" office:value-type="float" office:value="2013" calcext:value-type="float">
            <text:p>2013</text:p>
          </table:table-cell>
          <table:table-cell table:style-name="ce9" table:formula="of:=[.D10]*[.E10]" office:value-type="float" office:value="872.52" calcext:value-type="float">
            <text:p>872.5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Склад № 3</text:p>
          </table:table-cell>
          <table:table-cell table:style-name="ce6" office:value-type="float" office:value="756.3" calcext:value-type="float">
            <text:p>756.3</text:p>
          </table:table-cell>
          <table:table-cell table:style-name="ce6" office:value-type="float" office:value="159.6" calcext:value-type="float">
            <text:p>159.6</text:p>
          </table:table-cell>
          <table:table-cell table:style-name="ce6" office:value-type="float" office:value="596.7" calcext:value-type="float">
            <text:p>596.7</text:p>
          </table:table-cell>
          <table:table-cell table:style-name="ce9" table:formula="of:=IF([.B11]&lt;=700;3.3; IF([.B11]&lt;1000;4.2;IF([.B11]&gt;=1000;5.1;)))" office:value-type="float" office:value="4.2" calcext:value-type="float">
            <text:p>4.2</text:p>
          </table:table-cell>
          <table:table-cell table:style-name="ce9" table:formula="of:=[.B11]*[.E11]" office:value-type="float" office:value="3176.46" calcext:value-type="float">
            <text:p>3176.46</text:p>
          </table:table-cell>
          <table:table-cell table:style-name="ce9" table:formula="of:=[.D11]*[.E11]" office:value-type="float" office:value="2506.14" calcext:value-type="float">
            <text:p>2506.1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Склад № 4</text:p>
          </table:table-cell>
          <table:table-cell table:style-name="ce6" office:value-type="float" office:value="614.3" calcext:value-type="float">
            <text:p>614.3</text:p>
          </table:table-cell>
          <table:table-cell table:style-name="ce6" office:value-type="float" office:value="148.7" calcext:value-type="float">
            <text:p>148.7</text:p>
          </table:table-cell>
          <table:table-cell table:style-name="ce6" office:value-type="float" office:value="465.6" calcext:value-type="float">
            <text:p>465.6</text:p>
          </table:table-cell>
          <table:table-cell table:style-name="ce9" table:formula="of:=IF([.B12]&lt;=700;3.3; IF([.B12]&lt;1000;4.2;IF([.B12]&gt;=1000;5.1;)))" office:value-type="float" office:value="3.3" calcext:value-type="float">
            <text:p>3.3</text:p>
          </table:table-cell>
          <table:table-cell table:style-name="ce9" table:formula="of:=[.B12]*[.E12]" office:value-type="float" office:value="2027.19" calcext:value-type="float">
            <text:p>2027.19</text:p>
          </table:table-cell>
          <table:table-cell table:style-name="ce9" table:formula="of:=[.D12]*[.E12]" office:value-type="float" office:value="1536.48" calcext:value-type="float">
            <text:p>1536.48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Итог</text:p>
          </table:table-cell>
          <table:table-cell table:style-name="ce8" table:formula="of:=SUM([.B5:.B12])" office:value-type="float" office:value="23568.6" calcext:value-type="float">
            <text:p>23,568.60</text:p>
          </table:table-cell>
          <table:table-cell table:style-name="ce9" table:formula="of:=SUM([.C5:.C12])" office:value-type="float" office:value="2157.4" calcext:value-type="float">
            <text:p>2157.4</text:p>
          </table:table-cell>
          <table:table-cell table:style-name="ce10" table:formula="of:=SUM([.D5:.D12])" office:value-type="float" office:value="21411.2" calcext:value-type="float">
            <text:p>21411.2</text:p>
          </table:table-cell>
          <table:table-cell table:style-name="ce9" table:formula="of:=SUM([.E5:.E12])" office:value-type="float" office:value="30" calcext:value-type="float">
            <text:p>30</text:p>
          </table:table-cell>
          <table:table-cell table:style-name="ce9" table:formula="of:=SUM([.F5:.F12])" office:value-type="float" office:value="113554.53" calcext:value-type="float">
            <text:p>113554.53</text:p>
          </table:table-cell>
          <table:table-cell table:style-name="ce9" table:formula="of:=SUM([.G5:.G12])" office:value-type="float" office:value="104906.55" calcext:value-type="float">
            <text:p>104906.55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>
            <draw:frame table:end-cell-address="'Ведомость переоценки'.G31" table:end-x="47.11pt" table:end-y="6.72pt" draw:z-index="0" draw:name="Chart 1" draw:style-name="gr1" draw:text-style-name="P1" svg:width="500.97pt" svg:height="227.23pt" svg:x="9.75pt" svg:y="11.99pt">
              <draw:object draw:notify-on-update-of-ranges="'Ведомость переоценки'.A7:'Ведомость переоценки'.A12 'Ведомость переоценки'.B7:'Ведомость переоценки'.B12 'Ведомость переоценки'.C7:'Ведомость переоценки'.C12 'Ведомость переоценки'.D7:'Ведомость переоценки'.D1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Отчетная ведомость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number-columns-repeated="18" table:default-cell-style-name="Default"/>
        <table:table-column table:style-name="co8" table:number-columns-repeated="998" table:default-cell-style-name="Default"/>
        <table:table-row table:style-name="ro1">
          <table:table-cell table:style-name="ce11" office:value-type="string" calcext:value-type="string">
            <text:p>Клуб</text:p>
          </table:table-cell>
          <table:table-cell table:style-name="ce11" office:value-type="string" calcext:value-type="string">
            <text:p>Январь</text:p>
          </table:table-cell>
          <table:table-cell table:style-name="ce11" office:value-type="string" calcext:value-type="string">
            <text:p>Февраль</text:p>
          </table:table-cell>
          <table:table-cell table:style-name="ce11" office:value-type="string" calcext:value-type="string">
            <text:p>Март</text:p>
          </table:table-cell>
          <table:table-cell table:style-name="ce14" office:value-type="string" calcext:value-type="string">
            <text:p>Суммарная выручка</text:p>
          </table:table-cell>
          <table:table-cell table:style-name="ce14" office:value-type="string" calcext:value-type="string">
            <text:p>Место</text:p>
          </table:table-cell>
          <table:table-cell table:style-name="ce14" office:value-type="string" calcext:value-type="string">
            <text:p>Средняя выручка</text:p>
          </table:table-cell>
          <table:table-cell table:style-name="ce14" office:value-type="string" calcext:value-type="string">
            <text:p>Доля в общей выручке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Альтаир</text:p>
          </table:table-cell>
          <table:table-cell table:style-name="ce13" office:value-type="float" office:value="345000" calcext:value-type="float">
            <text:p>345000</text:p>
          </table:table-cell>
          <table:table-cell table:style-name="ce13" office:value-type="float" office:value="543000" calcext:value-type="float">
            <text:p>543000</text:p>
          </table:table-cell>
          <table:table-cell table:style-name="ce13" office:value-type="float" office:value="423000" calcext:value-type="float">
            <text:p>423000</text:p>
          </table:table-cell>
          <table:table-cell table:style-name="ce13" table:formula="of:=SUM([.B2:.D2])" office:value-type="float" office:value="1311000" calcext:value-type="float">
            <text:p>1311000</text:p>
          </table:table-cell>
          <table:table-cell table:style-name="ce13" table:formula="of:=RANK([.E2];[.$E$2:.$E$11])" office:value-type="float" office:value="10" calcext:value-type="float">
            <text:p>10</text:p>
          </table:table-cell>
          <table:table-cell table:style-name="ce13" table:formula="of:=AVERAGE([.B2:.E2])" office:value-type="float" office:value="655500" calcext:value-type="float">
            <text:p>655500</text:p>
          </table:table-cell>
          <table:table-cell table:style-name="ce15" table:formula="of:=[.E2:.E11]/[.$E$12]*100" office:value-type="float" office:value="6.70348212916092" calcext:value-type="float">
            <text:p>6.70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Антей</text:p>
          </table:table-cell>
          <table:table-cell table:style-name="ce13" office:value-type="float" office:value="657000" calcext:value-type="float">
            <text:p>657000</text:p>
          </table:table-cell>
          <table:table-cell table:style-name="ce13" office:value-type="float" office:value="234000" calcext:value-type="float">
            <text:p>234000</text:p>
          </table:table-cell>
          <table:table-cell table:style-name="ce13" office:value-type="float" office:value="453000" calcext:value-type="float">
            <text:p>453000</text:p>
          </table:table-cell>
          <table:table-cell table:style-name="ce13" table:formula="of:=SUM([.B3:.D3])" office:value-type="float" office:value="1344000" calcext:value-type="float">
            <text:p>1344000</text:p>
          </table:table-cell>
          <table:table-cell table:style-name="ce13" table:formula="of:=RANK([.E3];[.$E$2:.$E$11])" office:value-type="float" office:value="9" calcext:value-type="float">
            <text:p>9</text:p>
          </table:table-cell>
          <table:table-cell table:style-name="ce13" table:formula="of:=AVERAGE([.B3:.E3])" office:value-type="float" office:value="672000" calcext:value-type="float">
            <text:p>672000</text:p>
          </table:table-cell>
          <table:table-cell table:style-name="ce15" table:formula="of:=[.E3:.E12]/[.$E$12]*100" office:value-type="float" office:value="6.87221966559288" calcext:value-type="float">
            <text:p>6.87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Арена</text:p>
          </table:table-cell>
          <table:table-cell table:style-name="ce13" office:value-type="float" office:value="765000" calcext:value-type="float">
            <text:p>765000</text:p>
          </table:table-cell>
          <table:table-cell table:style-name="ce13" office:value-type="float" office:value="904000" calcext:value-type="float">
            <text:p>904000</text:p>
          </table:table-cell>
          <table:table-cell table:style-name="ce13" office:value-type="float" office:value="856000" calcext:value-type="float">
            <text:p>856000</text:p>
          </table:table-cell>
          <table:table-cell table:style-name="ce13" table:formula="of:=SUM([.B4:.D4])" office:value-type="float" office:value="2525000" calcext:value-type="float">
            <text:p>2525000</text:p>
          </table:table-cell>
          <table:table-cell table:style-name="ce13" table:formula="of:=RANK([.E4];[.$E$2:.$E$11])" office:value-type="float" office:value="3" calcext:value-type="float">
            <text:p>3</text:p>
          </table:table-cell>
          <table:table-cell table:style-name="ce13" table:formula="of:=AVERAGE([.B4:.E4])" office:value-type="float" office:value="1262500" calcext:value-type="float">
            <text:p>1262500</text:p>
          </table:table-cell>
          <table:table-cell table:style-name="ce15" table:formula="of:=[.E4:.E13]/[.$E$12]*100" office:value-type="float" office:value="12.9109781663854" calcext:value-type="float">
            <text:p>12.91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Арсенал</text:p>
          </table:table-cell>
          <table:table-cell table:style-name="ce13" office:value-type="string" calcext:value-type="string">
            <text:p><text:s text:c="8"/>798 <text:s/>000 тыс.руб..</text:p>
          </table:table-cell>
          <table:table-cell table:style-name="ce13" office:value-type="float" office:value="735000" calcext:value-type="float">
            <text:p>735000</text:p>
          </table:table-cell>
          <table:table-cell table:style-name="ce13" office:value-type="float" office:value="654000" calcext:value-type="float">
            <text:p>654000</text:p>
          </table:table-cell>
          <table:table-cell table:style-name="ce13" table:formula="of:=SUM([.B5:.D5])" office:value-type="float" office:value="1389000" calcext:value-type="float">
            <text:p>1389000</text:p>
          </table:table-cell>
          <table:table-cell table:style-name="ce13" table:formula="of:=RANK([.E5];[.$E$2:.$E$11])" office:value-type="float" office:value="8" calcext:value-type="float">
            <text:p>8</text:p>
          </table:table-cell>
          <table:table-cell table:style-name="ce13" table:formula="of:=AVERAGE([.B5:.E5])" office:value-type="float" office:value="926000" calcext:value-type="float">
            <text:p>926000</text:p>
          </table:table-cell>
          <table:table-cell table:style-name="ce15" table:formula="of:=[.E5:.E14]/[.$E$12]*100" office:value-type="float" office:value="7.10231630618193" calcext:value-type="float">
            <text:p>7.10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Блиндаж</text:p>
          </table:table-cell>
          <table:table-cell table:style-name="ce13" office:value-type="float" office:value="879000" calcext:value-type="float">
            <text:p>879000</text:p>
          </table:table-cell>
          <table:table-cell table:style-name="ce13" office:value-type="float" office:value="984000" calcext:value-type="float">
            <text:p>984000</text:p>
          </table:table-cell>
          <table:table-cell table:style-name="ce13" office:value-type="float" office:value="971000" calcext:value-type="float">
            <text:p>971000</text:p>
          </table:table-cell>
          <table:table-cell table:style-name="ce13" table:formula="of:=SUM([.B6:.D6])" office:value-type="float" office:value="2834000" calcext:value-type="float">
            <text:p>2834000</text:p>
          </table:table-cell>
          <table:table-cell table:style-name="ce13" table:formula="of:=RANK([.E6];[.$E$2:.$E$11])" office:value-type="float" office:value="1" calcext:value-type="float">
            <text:p>1</text:p>
          </table:table-cell>
          <table:table-cell table:style-name="ce13" table:formula="of:=AVERAGE([.B6:.E6])" office:value-type="float" office:value="1417000" calcext:value-type="float">
            <text:p>1417000</text:p>
          </table:table-cell>
          <table:table-cell table:style-name="ce15" table:formula="of:=[.E6:.E15]/[.$E$12]*100" office:value-type="float" office:value="14.4909750984302" calcext:value-type="float">
            <text:p>14.49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Галакс</text:p>
          </table:table-cell>
          <table:table-cell table:style-name="ce13" office:value-type="float" office:value="375000" calcext:value-type="float">
            <text:p>375000</text:p>
          </table:table-cell>
          <table:table-cell table:style-name="ce13" office:value-type="float" office:value="594000" calcext:value-type="float">
            <text:p>594000</text:p>
          </table:table-cell>
          <table:table-cell table:style-name="ce13" office:value-type="float" office:value="512000" calcext:value-type="float">
            <text:p>512000</text:p>
          </table:table-cell>
          <table:table-cell table:style-name="ce13" table:formula="of:=SUM([.B7:.D7])" office:value-type="float" office:value="1481000" calcext:value-type="float">
            <text:p>1481000</text:p>
          </table:table-cell>
          <table:table-cell table:style-name="ce13" table:formula="of:=RANK([.E7];[.$E$2:.$E$11])" office:value-type="float" office:value="7" calcext:value-type="float">
            <text:p>7</text:p>
          </table:table-cell>
          <table:table-cell table:style-name="ce13" table:formula="of:=AVERAGE([.B7:.E7])" office:value-type="float" office:value="740500" calcext:value-type="float">
            <text:p>740500</text:p>
          </table:table-cell>
          <table:table-cell table:style-name="ce15" table:formula="of:=[.E7:.E16]/[.$E$12]*100" office:value-type="float" office:value="7.57273610471954" calcext:value-type="float">
            <text:p>7.57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Звезда</text:p>
          </table:table-cell>
          <table:table-cell table:style-name="ce13" office:value-type="float" office:value="912000" calcext:value-type="float">
            <text:p>912000</text:p>
          </table:table-cell>
          <table:table-cell table:style-name="ce13" office:value-type="float" office:value="634000" calcext:value-type="float">
            <text:p>634000</text:p>
          </table:table-cell>
          <table:table-cell table:style-name="ce13" office:value-type="float" office:value="879000" calcext:value-type="float">
            <text:p>879000</text:p>
          </table:table-cell>
          <table:table-cell table:style-name="ce13" table:formula="of:=SUM([.B8:.D8])" office:value-type="float" office:value="2425000" calcext:value-type="float">
            <text:p>2425000</text:p>
          </table:table-cell>
          <table:table-cell table:style-name="ce13" table:formula="of:=RANK([.E8];[.$E$2:.$E$11])" office:value-type="float" office:value="4" calcext:value-type="float">
            <text:p>4</text:p>
          </table:table-cell>
          <table:table-cell table:style-name="ce13" table:formula="of:=AVERAGE([.B8:.E8])" office:value-type="float" office:value="1212500" calcext:value-type="float">
            <text:p>1212500</text:p>
          </table:table-cell>
          <table:table-cell table:style-name="ce15" table:formula="of:=[.E8:.E17]/[.$E$12]*100" office:value-type="float" office:value="12.3996522984098" calcext:value-type="float">
            <text:p>12.40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Патрион</text:p>
          </table:table-cell>
          <table:table-cell table:style-name="ce13" office:value-type="float" office:value="467000" calcext:value-type="float">
            <text:p>467000</text:p>
          </table:table-cell>
          <table:table-cell table:style-name="ce13" office:value-type="float" office:value="593000" calcext:value-type="float">
            <text:p>593000</text:p>
          </table:table-cell>
          <table:table-cell table:style-name="ce13" office:value-type="float" office:value="598000" calcext:value-type="float">
            <text:p>598000</text:p>
          </table:table-cell>
          <table:table-cell table:style-name="ce13" table:formula="of:=SUM([.B9:.D9])" office:value-type="float" office:value="1658000" calcext:value-type="float">
            <text:p>1658000</text:p>
          </table:table-cell>
          <table:table-cell table:style-name="ce13" table:formula="of:=RANK([.E9];[.$E$2:.$E$11])" office:value-type="float" office:value="6" calcext:value-type="float">
            <text:p>6</text:p>
          </table:table-cell>
          <table:table-cell table:style-name="ce13" table:formula="of:=AVERAGE([.B9:.E9])" office:value-type="float" office:value="829000" calcext:value-type="float">
            <text:p>829000</text:p>
          </table:table-cell>
          <table:table-cell table:style-name="ce15" table:formula="of:=[.E9:.E18]/[.$E$12]*100" office:value-type="float" office:value="8.47778289103646" calcext:value-type="float">
            <text:p>8.48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Полигон</text:p>
          </table:table-cell>
          <table:table-cell table:style-name="ce13" office:value-type="float" office:value="1003000" calcext:value-type="float">
            <text:p>1003000</text:p>
          </table:table-cell>
          <table:table-cell table:style-name="ce13" office:value-type="float" office:value="945000" calcext:value-type="float">
            <text:p>945000</text:p>
          </table:table-cell>
          <table:table-cell table:style-name="ce13" office:value-type="float" office:value="877000" calcext:value-type="float">
            <text:p>877000</text:p>
          </table:table-cell>
          <table:table-cell table:style-name="ce13" table:formula="of:=SUM([.B10:.D10])" office:value-type="float" office:value="2825000" calcext:value-type="float">
            <text:p>2825000</text:p>
          </table:table-cell>
          <table:table-cell table:style-name="ce13" table:formula="of:=RANK([.E10];[.$E$2:.$E$11])" office:value-type="float" office:value="2" calcext:value-type="float">
            <text:p>2</text:p>
          </table:table-cell>
          <table:table-cell table:style-name="ce13" table:formula="of:=AVERAGE([.B10:.E10])" office:value-type="float" office:value="1412500" calcext:value-type="float">
            <text:p>1412500</text:p>
          </table:table-cell>
          <table:table-cell table:style-name="ce15" table:formula="of:=[.E10:.E19]/[.$E$12]*100" office:value-type="float" office:value="14.4449557703124" calcext:value-type="float">
            <text:p>14.44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Сеть</text:p>
          </table:table-cell>
          <table:table-cell table:style-name="ce13" office:value-type="float" office:value="545000" calcext:value-type="float">
            <text:p>545000</text:p>
          </table:table-cell>
          <table:table-cell table:style-name="ce13" office:value-type="float" office:value="567000" calcext:value-type="float">
            <text:p>567000</text:p>
          </table:table-cell>
          <table:table-cell table:style-name="ce13" office:value-type="float" office:value="653000" calcext:value-type="float">
            <text:p>653000</text:p>
          </table:table-cell>
          <table:table-cell table:style-name="ce13" table:formula="of:=SUM([.B11:.D11])" office:value-type="float" office:value="1765000" calcext:value-type="float">
            <text:p>1765000</text:p>
          </table:table-cell>
          <table:table-cell table:style-name="ce13" table:formula="of:=RANK([.E11];[.$E$2:.$E$11])" office:value-type="float" office:value="5" calcext:value-type="float">
            <text:p>5</text:p>
          </table:table-cell>
          <table:table-cell table:style-name="ce13" table:formula="of:=AVERAGE([.B11:.E11])" office:value-type="float" office:value="882500" calcext:value-type="float">
            <text:p>882500</text:p>
          </table:table-cell>
          <table:table-cell table:style-name="ce15" table:formula="of:=[.E11:.E20]/[.$E$12]*100" office:value-type="float" office:value="9.02490156977041" calcext:value-type="float">
            <text:p>9.02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Итого</text:p>
          </table:table-cell>
          <table:table-cell table:style-name="ce13" table:formula="of:=SUM([.B2:.B11])" office:value-type="float" office:value="5948000" calcext:value-type="float">
            <text:p>5948000</text:p>
          </table:table-cell>
          <table:table-cell table:style-name="ce13" table:formula="of:=SUM([.C2:.C11])" office:value-type="float" office:value="6733000" calcext:value-type="float">
            <text:p>6733000</text:p>
          </table:table-cell>
          <table:table-cell table:style-name="ce13" table:formula="of:=SUM([.D2:.D11])" office:value-type="float" office:value="6876000" calcext:value-type="float">
            <text:p>6876000</text:p>
          </table:table-cell>
          <table:table-cell table:style-name="ce13" table:formula="of:=SUM([.B12:.D12])" office:value-type="float" office:value="19557000" calcext:value-type="float">
            <text:p>19557000</text:p>
          </table:table-cell>
          <table:table-cell/>
          <table:table-cell table:style-name="ce13" table:formula="of:=SUM([.G2:.G11])" office:value-type="float" office:value="10010000" calcext:value-type="float">
            <text:p>10010000</text:p>
          </table:table-cell>
          <table:table-cell table:number-columns-repeated="1017"/>
        </table:table-row>
        <table:table-row table:style-name="ro1">
          <table:table-cell table:number-columns-repeated="8"/>
          <table:table-cell table:style-name="ce16"/>
          <table:table-cell table:number-columns-repeated="1015"/>
        </table:table-row>
        <table:table-row table:style-name="ro2">
          <table:table-cell table:number-columns-repeated="3"/>
          <table:table-cell>
            <draw:frame table:end-cell-address="'Отчетная ведомость'.H29" table:end-x="86.29pt" table:end-y="2.21pt" draw:z-index="0" draw:name="Chart 2" draw:style-name="gr1" draw:text-style-name="P1" svg:width="491.98pt" svg:height="226.46pt" svg:x="2.24pt" svg:y="6.75pt">
              <draw:object draw:notify-on-update-of-ranges="'Отчетная ведомость'.A2:'Отчетная ведомость'.A11 'Отчетная ведомость'.H2:'Отчетная ведомость'.H1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0"/>
        </table:table-row>
        <table:table-row table:style-name="ro2" table:number-rows-repeated="6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Ведомость зарплаты" table:style-name="ta3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number-columns-repeated="2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5" table:number-columns-repeated="15" table:default-cell-style-name="Default"/>
        <table:table-column table:style-name="co8" table:number-columns-repeated="998" table:default-cell-style-name="Default"/>
        <table:table-row table:style-name="ro1">
          <table:table-cell table:style-name="ce17" office:value-type="string" calcext:value-type="string" table:number-columns-spanned="11" table:number-rows-spanned="1">
            <text:p>РАСЧЕТ ЗАРАБОТНОЙ ПЛАТЫ СОТРУДНИКОВ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7" office:value-type="string" calcext:value-type="string" table:number-columns-spanned="11" table:number-rows-spanned="1">
            <text:p>НАУЧНО-ПРОЕКТНОГО ОТДЕЛА</text:p>
          </table:table-cell>
          <table:covered-table-cell table:number-columns-repeated="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18" office:value-type="string" calcext:value-type="string">
            <text:p>№ п/п</text:p>
          </table:table-cell>
          <table:table-cell table:style-name="ce18" office:value-type="string" calcext:value-type="string">
            <text:p>Фамилия И.О.</text:p>
          </table:table-cell>
          <table:table-cell table:style-name="ce18" office:value-type="string" calcext:value-type="string">
            <text:p>Должность</text:p>
          </table:table-cell>
          <table:table-cell table:style-name="ce18" office:value-type="string" calcext:value-type="string">
            <text:p>Тарифная ставка</text:p>
          </table:table-cell>
          <table:table-cell table:style-name="ce18" office:value-type="string" calcext:value-type="string">
            <text:p>Стаж</text:p>
          </table:table-cell>
          <table:table-cell table:style-name="ce18" office:value-type="string" calcext:value-type="string">
            <text:p>к</text:p>
          </table:table-cell>
          <table:table-cell table:style-name="ce18" office:value-type="string" calcext:value-type="string">
            <text:p>Надбавка за стаж </text:p>
          </table:table-cell>
          <table:table-cell table:style-name="ce18" office:value-type="string" calcext:value-type="string">
            <text:p>Итого</text:p>
          </table:table-cell>
          <table:table-cell table:style-name="ce18" office:value-type="string" calcext:value-type="string">
            <text:p>Процент налога</text:p>
          </table:table-cell>
          <table:table-cell table:style-name="ce18" office:value-type="string" calcext:value-type="string">
            <text:p>Сумма налога</text:p>
          </table:table-cell>
          <table:table-cell table:style-name="ce18" office:value-type="string" calcext:value-type="string">
            <text:p>Выплата</text:p>
          </table:table-cell>
          <table:table-cell table:number-columns-repeated="1013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Антонов Р.И.</text:p>
          </table:table-cell>
          <table:table-cell table:style-name="ce9" office:value-type="string" calcext:value-type="string">
            <text:p>лаборант</text:p>
          </table:table-cell>
          <table:table-cell table:style-name="ce21" table:formula="of:=ifs([.C5]=&quot;лаборант&quot;;&quot;15 670 &quot;;[.C5]=&quot;инженер&quot;;&quot;28 500 &quot;;[.C5]=&quot;мл.н.сотрудник&quot;;&quot;25 700 &quot;;[.C5]=&quot;ст.н. сотрудник&quot;;&quot;29 700 &quot;;[.C5]=&quot;зав.лабораторией&quot;;&quot;31 500 &quot;)" office:value-type="string" office:string-value="" calcext:value-type="error">
            <text:p>#NAME?</text:p>
          </table:table-cell>
          <table:table-cell table:style-name="ce22" table:content-validation-name="val1" office:value-type="float" office:value="2" calcext:value-type="float">
            <text:p>2</text:p>
          </table:table-cell>
          <table:table-cell table:style-name="ce9" table:formula="of:=ifs([.E5]=1;0.1;[.E5]=2;0.1;[.E5]=3;0.1;[.E5]=4;0.1;[.E5]=5;0.1;[.E5]=6;0.15;[.E5]=7;0.15;[.E5]=8;0.2;[.E5]=9;0.2;[.E5]=10;0.2;[.E5]=11;0.25;[.E5]=12;0.25;[.E5]=13;0.25;[.E5]=14;0.25;[.E5]=15;0.25;[.E5]&gt;15;0.3)" office:value-type="string" office:string-value="" calcext:value-type="error">
            <text:p>#NAME?</text:p>
          </table:table-cell>
          <table:table-cell table:style-name="ce23" table:formula="of:=[.D5]*[.F5]" office:value-type="string" office:string-value="" calcext:value-type="error">
            <text:p>#NAME?</text:p>
          </table:table-cell>
          <table:table-cell table:style-name="ce23" table:formula="of:=[.D5]+[.G5]" office:value-type="string" office:string-value="" calcext:value-type="error">
            <text:p>#NAME?</text:p>
          </table:table-cell>
          <table:table-cell table:style-name="ce24" table:formula="of:=ifs([.H5]&lt;20000;8%;AND([.H5]&gt;=20000; [.H5]&lt;=30000);11%;AND([.H5]&gt;30000; [.H5]&lt;=35000);13%;[.H5]&gt;35000;15%)" office:value-type="string" office:string-value="" calcext:value-type="error">
            <text:p>#NAME?</text:p>
          </table:table-cell>
          <table:table-cell table:style-name="ce23" table:formula="of:=[.H5]*[.I5]" office:value-type="string" office:string-value="" calcext:value-type="error">
            <text:p>#NAME?</text:p>
          </table:table-cell>
          <table:table-cell table:style-name="ce23" table:formula="of:=[.H5]-[.J5]" office:value-type="string" office:string-value="" calcext:value-type="error">
            <text:p>#NAME?</text:p>
          </table:table-cell>
          <table:table-cell table:number-columns-repeated="1013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Борисов И.П.</text:p>
          </table:table-cell>
          <table:table-cell table:style-name="ce9" office:value-type="string" calcext:value-type="string">
            <text:p>инженер</text:p>
          </table:table-cell>
          <table:table-cell table:style-name="ce21" table:formula="of:=ifs([.C6]=&quot;лаборант&quot;;&quot;15 670 &quot;;[.C6]=&quot;инженер&quot;;&quot;28 500 &quot;;[.C6]=&quot;мл.н.сотрудник&quot;;&quot;25 700 &quot;;[.C6]=&quot;ст.н. сотрудник&quot;;&quot;29 700 &quot;;[.C6]=&quot;зав.лабораторией&quot;;&quot;31 500 &quot;)" office:value-type="string" office:string-value="" calcext:value-type="error">
            <text:p>#NAME?</text:p>
          </table:table-cell>
          <table:table-cell table:style-name="ce22" table:content-validation-name="val1" office:value-type="float" office:value="6" calcext:value-type="float">
            <text:p>6</text:p>
          </table:table-cell>
          <table:table-cell table:style-name="ce9" table:formula="of:=ifs([.E6]=1;0.1;[.E6]=2;0.1;[.E6]=3;0.1;[.E6]=4;0.1;[.E6]=5;0.1;[.E6]=6;0.15;[.E6]=7;0.15;[.E6]=8;0.2;[.E6]=9;0.2;[.E6]=10;0.2;[.E6]=11;0.25;[.E6]=12;0.25;[.E6]=13;0.25;[.E6]=14;0.25;[.E6]=15;0.25;[.E6]&gt;15;0.3)" office:value-type="string" office:string-value="" calcext:value-type="error">
            <text:p>#NAME?</text:p>
          </table:table-cell>
          <table:table-cell table:style-name="ce23" table:formula="of:=[.D6]*[.F6]" office:value-type="string" office:string-value="" calcext:value-type="error">
            <text:p>#NAME?</text:p>
          </table:table-cell>
          <table:table-cell table:style-name="ce23" table:formula="of:=[.D6]+[.G6]" office:value-type="string" office:string-value="" calcext:value-type="error">
            <text:p>#NAME?</text:p>
          </table:table-cell>
          <table:table-cell table:style-name="ce24" table:formula="of:=ifs([.H6]&lt;20000;8%;AND([.H6]&gt;=20000; [.H6]&lt;=30000);11%;AND([.H6]&gt;30000; [.H6]&lt;=35000);13%;[.H6]&gt;35000;15%)" office:value-type="string" office:string-value="" calcext:value-type="error">
            <text:p>#NAME?</text:p>
          </table:table-cell>
          <table:table-cell table:style-name="ce23" table:formula="of:=[.H6]*[.I6]" office:value-type="string" office:string-value="" calcext:value-type="error">
            <text:p>#NAME?</text:p>
          </table:table-cell>
          <table:table-cell table:style-name="ce23" table:formula="of:=[.H6]-[.J6]" office:value-type="string" office:string-value="" calcext:value-type="error">
            <text:p>#NAME?</text:p>
          </table:table-cell>
          <table:table-cell table:number-columns-repeated="1013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Вольская О.А.</text:p>
          </table:table-cell>
          <table:table-cell table:style-name="ce9" office:value-type="string" calcext:value-type="string">
            <text:p>мл.н.сотрудник</text:p>
          </table:table-cell>
          <table:table-cell table:style-name="ce21" table:formula="of:=ifs([.C7]=&quot;лаборант&quot;;&quot;15 670 &quot;;[.C7]=&quot;инженер&quot;;&quot;28 500 &quot;;[.C7]=&quot;мл.н.сотрудник&quot;;&quot;25 700 &quot;;[.C7]=&quot;ст.н. сотрудник&quot;;&quot;29 700 &quot;;[.C7]=&quot;зав.лабораторией&quot;;&quot;31 500 &quot;)" office:value-type="string" office:string-value="" calcext:value-type="error">
            <text:p>#NAME?</text:p>
          </table:table-cell>
          <table:table-cell table:style-name="ce22" table:content-validation-name="val1" office:value-type="float" office:value="7" calcext:value-type="float">
            <text:p>7</text:p>
          </table:table-cell>
          <table:table-cell table:style-name="ce9" table:formula="of:=ifs([.E7]=1;0.1;[.E7]=2;0.1;[.E7]=3;0.1;[.E7]=4;0.1;[.E7]=5;0.1;[.E7]=6;0.15;[.E7]=7;0.15;[.E7]=8;0.2;[.E7]=9;0.2;[.E7]=10;0.2;[.E7]=11;0.25;[.E7]=12;0.25;[.E7]=13;0.25;[.E7]=14;0.25;[.E7]=15;0.25;[.E7]&gt;15;0.3)" office:value-type="string" office:string-value="" calcext:value-type="error">
            <text:p>#NAME?</text:p>
          </table:table-cell>
          <table:table-cell table:style-name="ce23" table:formula="of:=[.D7]*[.F7]" office:value-type="string" office:string-value="" calcext:value-type="error">
            <text:p>#NAME?</text:p>
          </table:table-cell>
          <table:table-cell table:style-name="ce23" table:formula="of:=[.D7]+[.G7]" office:value-type="string" office:string-value="" calcext:value-type="error">
            <text:p>#NAME?</text:p>
          </table:table-cell>
          <table:table-cell table:style-name="ce24" table:formula="of:=ifs([.H7]&lt;20000;8%;AND([.H7]&gt;=20000; [.H7]&lt;=30000);11%;AND([.H7]&gt;30000; [.H7]&lt;=35000);13%;[.H7]&gt;35000;15%)" office:value-type="string" office:string-value="" calcext:value-type="error">
            <text:p>#NAME?</text:p>
          </table:table-cell>
          <table:table-cell table:style-name="ce23" table:formula="of:=[.H7]*[.I7]" office:value-type="string" office:string-value="" calcext:value-type="error">
            <text:p>#NAME?</text:p>
          </table:table-cell>
          <table:table-cell table:style-name="ce23" table:formula="of:=[.H7]-[.J7]" office:value-type="string" office:string-value="" calcext:value-type="error">
            <text:p>#NAME?</text:p>
          </table:table-cell>
          <table:table-cell table:number-columns-repeated="1013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Иванов В.А.</text:p>
          </table:table-cell>
          <table:table-cell table:style-name="ce9" office:value-type="string" calcext:value-type="string">
            <text:p>лаборант</text:p>
          </table:table-cell>
          <table:table-cell table:style-name="ce21" table:formula="of:=ifs([.C8]=&quot;лаборант&quot;;&quot;15 670 &quot;;[.C8]=&quot;инженер&quot;;&quot;28 500 &quot;;[.C8]=&quot;мл.н.сотрудник&quot;;&quot;25 700 &quot;;[.C8]=&quot;ст.н. сотрудник&quot;;&quot;29 700 &quot;;[.C8]=&quot;зав.лабораторией&quot;;&quot;31 500 &quot;)" office:value-type="string" office:string-value="" calcext:value-type="error">
            <text:p>#NAME?</text:p>
          </table:table-cell>
          <table:table-cell table:style-name="ce22" table:content-validation-name="val1" office:value-type="float" office:value="4" calcext:value-type="float">
            <text:p>4</text:p>
          </table:table-cell>
          <table:table-cell table:style-name="ce9" table:formula="of:=ifs([.E8]=1;0.1;[.E8]=2;0.1;[.E8]=3;0.1;[.E8]=4;0.1;[.E8]=5;0.1;[.E8]=6;0.15;[.E8]=7;0.15;[.E8]=8;0.2;[.E8]=9;0.2;[.E8]=10;0.2;[.E8]=11;0.25;[.E8]=12;0.25;[.E8]=13;0.25;[.E8]=14;0.25;[.E8]=15;0.25;[.E8]&gt;15;0.3)" office:value-type="string" office:string-value="" calcext:value-type="error">
            <text:p>#NAME?</text:p>
          </table:table-cell>
          <table:table-cell table:style-name="ce23" table:formula="of:=[.D8]*[.F8]" office:value-type="string" office:string-value="" calcext:value-type="error">
            <text:p>#NAME?</text:p>
          </table:table-cell>
          <table:table-cell table:style-name="ce23" table:formula="of:=[.D8]+[.G8]" office:value-type="string" office:string-value="" calcext:value-type="error">
            <text:p>#NAME?</text:p>
          </table:table-cell>
          <table:table-cell table:style-name="ce24" table:formula="of:=ifs([.H8]&lt;20000;8%;AND([.H8]&gt;=20000; [.H8]&lt;=30000);11%;AND([.H8]&gt;30000; [.H8]&lt;=35000);13%;[.H8]&gt;35000;15%)" office:value-type="string" office:string-value="" calcext:value-type="error">
            <text:p>#NAME?</text:p>
          </table:table-cell>
          <table:table-cell table:style-name="ce23" table:formula="of:=[.H8]*[.I8]" office:value-type="string" office:string-value="" calcext:value-type="error">
            <text:p>#NAME?</text:p>
          </table:table-cell>
          <table:table-cell table:style-name="ce23" table:formula="of:=[.H8]-[.J8]" office:value-type="string" office:string-value="" calcext:value-type="error">
            <text:p>#NAME?</text:p>
          </table:table-cell>
          <table:table-cell table:number-columns-repeated="1013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Комаров Н.И.</text:p>
          </table:table-cell>
          <table:table-cell table:style-name="ce9" office:value-type="string" calcext:value-type="string">
            <text:p>ст.н. сотрудник</text:p>
          </table:table-cell>
          <table:table-cell table:style-name="ce21" table:formula="of:=ifs([.C9]=&quot;лаборант&quot;;&quot;15 670 &quot;;[.C9]=&quot;инженер&quot;;&quot;28 500 &quot;;[.C9]=&quot;мл.н.сотрудник&quot;;&quot;25 700 &quot;;[.C9]=&quot;ст.н. сотрудник&quot;;&quot;29 700 &quot;;[.C9]=&quot;зав.лабораторией&quot;;&quot;31 500 &quot;)" office:value-type="string" office:string-value="" calcext:value-type="error">
            <text:p>#NAME?</text:p>
          </table:table-cell>
          <table:table-cell table:style-name="ce22" table:content-validation-name="val1" office:value-type="float" office:value="16" calcext:value-type="float">
            <text:p>16</text:p>
          </table:table-cell>
          <table:table-cell table:style-name="ce9" table:formula="of:=ifs([.E9]=1;0.1;[.E9]=2;0.1;[.E9]=3;0.1;[.E9]=4;0.1;[.E9]=5;0.1;[.E9]=6;0.15;[.E9]=7;0.15;[.E9]=8;0.2;[.E9]=9;0.2;[.E9]=10;0.2;[.E9]=11;0.25;[.E9]=12;0.25;[.E9]=13;0.25;[.E9]=14;0.25;[.E9]=15;0.25;[.E9]&gt;15;0.3)" office:value-type="string" office:string-value="" calcext:value-type="error">
            <text:p>#NAME?</text:p>
          </table:table-cell>
          <table:table-cell table:style-name="ce23" table:formula="of:=[.D9]*[.F9]" office:value-type="string" office:string-value="" calcext:value-type="error">
            <text:p>#NAME?</text:p>
          </table:table-cell>
          <table:table-cell table:style-name="ce23" table:formula="of:=[.D9]+[.G9]" office:value-type="string" office:string-value="" calcext:value-type="error">
            <text:p>#NAME?</text:p>
          </table:table-cell>
          <table:table-cell table:style-name="ce24" table:formula="of:=ifs([.H9]&lt;20000;8%;AND([.H9]&gt;=20000; [.H9]&lt;=30000);11%;AND([.H9]&gt;30000; [.H9]&lt;=35000);13%;[.H9]&gt;35000;15%)" office:value-type="string" office:string-value="" calcext:value-type="error">
            <text:p>#NAME?</text:p>
          </table:table-cell>
          <table:table-cell table:style-name="ce23" table:formula="of:=[.H9]*[.I9]" office:value-type="string" office:string-value="" calcext:value-type="error">
            <text:p>#NAME?</text:p>
          </table:table-cell>
          <table:table-cell table:style-name="ce23" table:formula="of:=[.H9]-[.J9]" office:value-type="string" office:string-value="" calcext:value-type="error">
            <text:p>#NAME?</text:p>
          </table:table-cell>
          <table:table-cell table:number-columns-repeated="1013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Крючкрв Н.Р.</text:p>
          </table:table-cell>
          <table:table-cell table:style-name="ce9" office:value-type="string" calcext:value-type="string">
            <text:p>ст.н. сотрудник</text:p>
          </table:table-cell>
          <table:table-cell table:style-name="ce21" table:formula="of:=ifs([.C10]=&quot;лаборант&quot;;&quot;15 670 &quot;;[.C10]=&quot;инженер&quot;;&quot;28 500 &quot;;[.C10]=&quot;мл.н.сотрудник&quot;;&quot;25 700 &quot;;[.C10]=&quot;ст.н. сотрудник&quot;;&quot;29 700 &quot;;[.C10]=&quot;зав.лабораторией&quot;;&quot;31 500 &quot;)" office:value-type="string" office:string-value="" calcext:value-type="error">
            <text:p>#NAME?</text:p>
          </table:table-cell>
          <table:table-cell table:style-name="ce22" table:content-validation-name="val1" office:value-type="float" office:value="7" calcext:value-type="float">
            <text:p>7</text:p>
          </table:table-cell>
          <table:table-cell table:style-name="ce9" table:formula="of:=ifs([.E10]=1;0.1;[.E10]=2;0.1;[.E10]=3;0.1;[.E10]=4;0.1;[.E10]=5;0.1;[.E10]=6;0.15;[.E10]=7;0.15;[.E10]=8;0.2;[.E10]=9;0.2;[.E10]=10;0.2;[.E10]=11;0.25;[.E10]=12;0.25;[.E10]=13;0.25;[.E10]=14;0.25;[.E10]=15;0.25;[.E10]&gt;15;0.3)" office:value-type="string" office:string-value="" calcext:value-type="error">
            <text:p>#NAME?</text:p>
          </table:table-cell>
          <table:table-cell table:style-name="ce23" table:formula="of:=[.D10]*[.F10]" office:value-type="string" office:string-value="" calcext:value-type="error">
            <text:p>#NAME?</text:p>
          </table:table-cell>
          <table:table-cell table:style-name="ce23" table:formula="of:=[.D10]+[.G10]" office:value-type="string" office:string-value="" calcext:value-type="error">
            <text:p>#NAME?</text:p>
          </table:table-cell>
          <table:table-cell table:style-name="ce24" table:formula="of:=ifs([.H10]&lt;20000;8%;AND([.H10]&gt;=20000; [.H10]&lt;=30000);11%;AND([.H10]&gt;30000; [.H10]&lt;=35000);13%;[.H10]&gt;35000;15%)" office:value-type="string" office:string-value="" calcext:value-type="error">
            <text:p>#NAME?</text:p>
          </table:table-cell>
          <table:table-cell table:style-name="ce23" table:formula="of:=[.H10]*[.I10]" office:value-type="string" office:string-value="" calcext:value-type="error">
            <text:p>#NAME?</text:p>
          </table:table-cell>
          <table:table-cell table:style-name="ce23" table:formula="of:=[.H10]-[.J10]" office:value-type="string" office:string-value="" calcext:value-type="error">
            <text:p>#NAME?</text:p>
          </table:table-cell>
          <table:table-cell table:number-columns-repeated="1013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Новиков Л.Д.</text:p>
          </table:table-cell>
          <table:table-cell table:style-name="ce9" office:value-type="string" calcext:value-type="string">
            <text:p>мл.н.сотрудник</text:p>
          </table:table-cell>
          <table:table-cell table:style-name="ce21" table:formula="of:=ifs([.C11]=&quot;лаборант&quot;;&quot;15 670 &quot;;[.C11]=&quot;инженер&quot;;&quot;28 500 &quot;;[.C11]=&quot;мл.н.сотрудник&quot;;&quot;25 700 &quot;;[.C11]=&quot;ст.н. сотрудник&quot;;&quot;29 700 &quot;;[.C11]=&quot;зав.лабораторией&quot;;&quot;31 500 &quot;)" office:value-type="string" office:string-value="" calcext:value-type="error">
            <text:p>#NAME?</text:p>
          </table:table-cell>
          <table:table-cell table:style-name="ce22" table:content-validation-name="val1" office:value-type="float" office:value="8" calcext:value-type="float">
            <text:p>8</text:p>
          </table:table-cell>
          <table:table-cell table:style-name="ce9" table:formula="of:=ifs([.E11]=1;0.1;[.E11]=2;0.1;[.E11]=3;0.1;[.E11]=4;0.1;[.E11]=5;0.1;[.E11]=6;0.15;[.E11]=7;0.15;[.E11]=8;0.2;[.E11]=9;0.2;[.E11]=10;0.2;[.E11]=11;0.25;[.E11]=12;0.25;[.E11]=13;0.25;[.E11]=14;0.25;[.E11]=15;0.25;[.E11]&gt;15;0.3)" office:value-type="string" office:string-value="" calcext:value-type="error">
            <text:p>#NAME?</text:p>
          </table:table-cell>
          <table:table-cell table:style-name="ce23" table:formula="of:=[.D11]*[.F11]" office:value-type="string" office:string-value="" calcext:value-type="error">
            <text:p>#NAME?</text:p>
          </table:table-cell>
          <table:table-cell table:style-name="ce23" table:formula="of:=[.D11]+[.G11]" office:value-type="string" office:string-value="" calcext:value-type="error">
            <text:p>#NAME?</text:p>
          </table:table-cell>
          <table:table-cell table:style-name="ce24" table:formula="of:=ifs([.H11]&lt;20000;8%;AND([.H11]&gt;=20000; [.H11]&lt;=30000);11%;AND([.H11]&gt;30000; [.H11]&lt;=35000);13%;[.H11]&gt;35000;15%)" office:value-type="string" office:string-value="" calcext:value-type="error">
            <text:p>#NAME?</text:p>
          </table:table-cell>
          <table:table-cell table:style-name="ce23" table:formula="of:=[.H11]*[.I11]" office:value-type="string" office:string-value="" calcext:value-type="error">
            <text:p>#NAME?</text:p>
          </table:table-cell>
          <table:table-cell table:style-name="ce23" table:formula="of:=[.H11]-[.J11]" office:value-type="string" office:string-value="" calcext:value-type="error">
            <text:p>#NAME?</text:p>
          </table:table-cell>
          <table:table-cell table:number-columns-repeated="1013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Огарев Н.И.</text:p>
          </table:table-cell>
          <table:table-cell table:style-name="ce9" office:value-type="string" calcext:value-type="string">
            <text:p>мл.н.сотрудник</text:p>
          </table:table-cell>
          <table:table-cell table:style-name="ce21" table:formula="of:=ifs([.C12]=&quot;лаборант&quot;;&quot;15 670 &quot;;[.C12]=&quot;инженер&quot;;&quot;28 500 &quot;;[.C12]=&quot;мл.н.сотрудник&quot;;&quot;25 700 &quot;;[.C12]=&quot;ст.н. сотрудник&quot;;&quot;29 700 &quot;;[.C12]=&quot;зав.лабораторией&quot;;&quot;31 500 &quot;)" office:value-type="string" office:string-value="" calcext:value-type="error">
            <text:p>#NAME?</text:p>
          </table:table-cell>
          <table:table-cell table:style-name="ce22" table:content-validation-name="val1" office:value-type="float" office:value="3" calcext:value-type="float">
            <text:p>3</text:p>
          </table:table-cell>
          <table:table-cell table:style-name="ce9" table:formula="of:=ifs([.E12]=1;0.1;[.E12]=2;0.1;[.E12]=3;0.1;[.E12]=4;0.1;[.E12]=5;0.1;[.E12]=6;0.15;[.E12]=7;0.15;[.E12]=8;0.2;[.E12]=9;0.2;[.E12]=10;0.2;[.E12]=11;0.25;[.E12]=12;0.25;[.E12]=13;0.25;[.E12]=14;0.25;[.E12]=15;0.25;[.E12]&gt;15;0.3)" office:value-type="string" office:string-value="" calcext:value-type="error">
            <text:p>#NAME?</text:p>
          </table:table-cell>
          <table:table-cell table:style-name="ce23" table:formula="of:=[.D12]*[.F12]" office:value-type="string" office:string-value="" calcext:value-type="error">
            <text:p>#NAME?</text:p>
          </table:table-cell>
          <table:table-cell table:style-name="ce23" table:formula="of:=[.D12]+[.G12]" office:value-type="string" office:string-value="" calcext:value-type="error">
            <text:p>#NAME?</text:p>
          </table:table-cell>
          <table:table-cell table:style-name="ce24" table:formula="of:=ifs([.H12]&lt;20000;8%;AND([.H12]&gt;=20000; [.H12]&lt;=30000);11%;AND([.H12]&gt;30000; [.H12]&lt;=35000);13%;[.H12]&gt;35000;15%)" office:value-type="string" office:string-value="" calcext:value-type="error">
            <text:p>#NAME?</text:p>
          </table:table-cell>
          <table:table-cell table:style-name="ce23" table:formula="of:=[.H12]*[.I12]" office:value-type="string" office:string-value="" calcext:value-type="error">
            <text:p>#NAME?</text:p>
          </table:table-cell>
          <table:table-cell table:style-name="ce23" table:formula="of:=[.H12]-[.J12]" office:value-type="string" office:string-value="" calcext:value-type="error">
            <text:p>#NAME?</text:p>
          </table:table-cell>
          <table:table-cell table:number-columns-repeated="1013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Петров К.О.</text:p>
          </table:table-cell>
          <table:table-cell table:style-name="ce9" office:value-type="string" calcext:value-type="string">
            <text:p>зав.лабораторией</text:p>
          </table:table-cell>
          <table:table-cell table:style-name="ce21" table:formula="of:=ifs([.C13]=&quot;лаборант&quot;;&quot;15 670 &quot;;[.C13]=&quot;инженер&quot;;&quot;28 500 &quot;;[.C13]=&quot;мл.н.сотрудник&quot;;&quot;25 700 &quot;;[.C13]=&quot;ст.н. сотрудник&quot;;&quot;29 700 &quot;;[.C13]=&quot;зав.лабораторией&quot;;&quot;31 500 &quot;)" office:value-type="string" office:string-value="" calcext:value-type="error">
            <text:p>#NAME?</text:p>
          </table:table-cell>
          <table:table-cell table:style-name="ce22" table:content-validation-name="val1" office:value-type="float" office:value="10" calcext:value-type="float">
            <text:p>10</text:p>
          </table:table-cell>
          <table:table-cell table:style-name="ce9" table:formula="of:=ifs([.E13]=1;0.1;[.E13]=2;0.1;[.E13]=3;0.1;[.E13]=4;0.1;[.E13]=5;0.1;[.E13]=6;0.15;[.E13]=7;0.15;[.E13]=8;0.2;[.E13]=9;0.2;[.E13]=10;0.2;[.E13]=11;0.25;[.E13]=12;0.25;[.E13]=13;0.25;[.E13]=14;0.25;[.E13]=15;0.25;[.E13]&gt;15;0.3)" office:value-type="string" office:string-value="" calcext:value-type="error">
            <text:p>#NAME?</text:p>
          </table:table-cell>
          <table:table-cell table:style-name="ce23" table:formula="of:=[.D13]*[.F13]" office:value-type="string" office:string-value="" calcext:value-type="error">
            <text:p>#NAME?</text:p>
          </table:table-cell>
          <table:table-cell table:style-name="ce23" table:formula="of:=[.D13]+[.G13]" office:value-type="string" office:string-value="" calcext:value-type="error">
            <text:p>#NAME?</text:p>
          </table:table-cell>
          <table:table-cell table:style-name="ce24" table:formula="of:=ifs([.H13]&lt;20000;8%;AND([.H13]&gt;=20000; [.H13]&lt;=30000);11%;AND([.H13]&gt;30000; [.H13]&lt;=35000);13%;[.H13]&gt;35000;15%)" office:value-type="string" office:string-value="" calcext:value-type="error">
            <text:p>#NAME?</text:p>
          </table:table-cell>
          <table:table-cell table:style-name="ce23" table:formula="of:=[.H13]*[.I13]" office:value-type="string" office:string-value="" calcext:value-type="error">
            <text:p>#NAME?</text:p>
          </table:table-cell>
          <table:table-cell table:style-name="ce23" table:formula="of:=[.H13]-[.J13]" office:value-type="string" office:string-value="" calcext:value-type="error">
            <text:p>#NAME?</text:p>
          </table:table-cell>
          <table:table-cell table:number-columns-repeated="1013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Реутоа Е.Г.</text:p>
          </table:table-cell>
          <table:table-cell table:style-name="ce9" office:value-type="string" calcext:value-type="string">
            <text:p>ст.н. сотрудник</text:p>
          </table:table-cell>
          <table:table-cell table:style-name="ce21" table:formula="of:=ifs([.C14]=&quot;лаборант&quot;;&quot;15 670 &quot;;[.C14]=&quot;инженер&quot;;&quot;28 500 &quot;;[.C14]=&quot;мл.н.сотрудник&quot;;&quot;25 700 &quot;;[.C14]=&quot;ст.н. сотрудник&quot;;&quot;29 700 &quot;;[.C14]=&quot;зав.лабораторией&quot;;&quot;31 500 &quot;)" office:value-type="string" office:string-value="" calcext:value-type="error">
            <text:p>#NAME?</text:p>
          </table:table-cell>
          <table:table-cell table:style-name="ce22" table:content-validation-name="val1" office:value-type="float" office:value="12" calcext:value-type="float">
            <text:p>12</text:p>
          </table:table-cell>
          <table:table-cell table:style-name="ce9" table:formula="of:=ifs([.E14]=1;0.1;[.E14]=2;0.1;[.E14]=3;0.1;[.E14]=4;0.1;[.E14]=5;0.1;[.E14]=6;0.15;[.E14]=7;0.15;[.E14]=8;0.2;[.E14]=9;0.2;[.E14]=10;0.2;[.E14]=11;0.25;[.E14]=12;0.25;[.E14]=13;0.25;[.E14]=14;0.25;[.E14]=15;0.25;[.E14]&gt;15;0.3)" office:value-type="string" office:string-value="" calcext:value-type="error">
            <text:p>#NAME?</text:p>
          </table:table-cell>
          <table:table-cell table:style-name="ce23" table:formula="of:=[.D14]*[.F14]" office:value-type="string" office:string-value="" calcext:value-type="error">
            <text:p>#NAME?</text:p>
          </table:table-cell>
          <table:table-cell table:style-name="ce23" table:formula="of:=[.D14]+[.G14]" office:value-type="string" office:string-value="" calcext:value-type="error">
            <text:p>#NAME?</text:p>
          </table:table-cell>
          <table:table-cell table:style-name="ce24" table:formula="of:=ifs([.H14]&lt;20000;8%;AND([.H14]&gt;=20000; [.H14]&lt;=30000);11%;AND([.H14]&gt;30000; [.H14]&lt;=35000);13%;[.H14]&gt;35000;15%)" office:value-type="string" office:string-value="" calcext:value-type="error">
            <text:p>#NAME?</text:p>
          </table:table-cell>
          <table:table-cell table:style-name="ce23" table:formula="of:=[.H14]*[.I14]" office:value-type="string" office:string-value="" calcext:value-type="error">
            <text:p>#NAME?</text:p>
          </table:table-cell>
          <table:table-cell table:style-name="ce23" table:formula="of:=[.H14]-[.J14]" office:value-type="string" office:string-value="" calcext:value-type="error">
            <text:p>#NAME?</text:p>
          </table:table-cell>
          <table:table-cell table:number-columns-repeated="1013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Сидоров И.Н.</text:p>
          </table:table-cell>
          <table:table-cell table:style-name="ce9" office:value-type="string" calcext:value-type="string">
            <text:p>инженер</text:p>
          </table:table-cell>
          <table:table-cell table:style-name="ce21" table:formula="of:=ifs([.C15]=&quot;лаборант&quot;;&quot;15 670 &quot;;[.C15]=&quot;инженер&quot;;&quot;28 500 &quot;;[.C15]=&quot;мл.н.сотрудник&quot;;&quot;25 700 &quot;;[.C15]=&quot;ст.н. сотрудник&quot;;&quot;29 700 &quot;;[.C15]=&quot;зав.лабораторией&quot;;&quot;31 500 &quot;)" office:value-type="string" office:string-value="" calcext:value-type="error">
            <text:p>#NAME?</text:p>
          </table:table-cell>
          <table:table-cell table:style-name="ce22" table:content-validation-name="val1" office:value-type="float" office:value="6" calcext:value-type="float">
            <text:p>6</text:p>
          </table:table-cell>
          <table:table-cell table:style-name="ce9" table:formula="of:=ifs([.E15]=1;0.1;[.E15]=2;0.1;[.E15]=3;0.1;[.E15]=4;0.1;[.E15]=5;0.1;[.E15]=6;0.15;[.E15]=7;0.15;[.E15]=8;0.2;[.E15]=9;0.2;[.E15]=10;0.2;[.E15]=11;0.25;[.E15]=12;0.25;[.E15]=13;0.25;[.E15]=14;0.25;[.E15]=15;0.25;[.E15]&gt;15;0.3)" office:value-type="string" office:string-value="" calcext:value-type="error">
            <text:p>#NAME?</text:p>
          </table:table-cell>
          <table:table-cell table:style-name="ce23" table:formula="of:=[.D15]*[.F15]" office:value-type="string" office:string-value="" calcext:value-type="error">
            <text:p>#NAME?</text:p>
          </table:table-cell>
          <table:table-cell table:style-name="ce23" table:formula="of:=[.D15]+[.G15]" office:value-type="string" office:string-value="" calcext:value-type="error">
            <text:p>#NAME?</text:p>
          </table:table-cell>
          <table:table-cell table:style-name="ce24" table:formula="of:=ifs([.H15]&lt;20000;8%;AND([.H15]&gt;=20000; [.H15]&lt;=30000);11%;AND([.H15]&gt;30000; [.H15]&lt;=35000);13%;[.H15]&gt;35000;15%)" office:value-type="string" office:string-value="" calcext:value-type="error">
            <text:p>#NAME?</text:p>
          </table:table-cell>
          <table:table-cell table:style-name="ce23" table:formula="of:=[.H15]*[.I15]" office:value-type="string" office:string-value="" calcext:value-type="error">
            <text:p>#NAME?</text:p>
          </table:table-cell>
          <table:table-cell table:style-name="ce23" table:formula="of:=[.H15]-[.J15]" office:value-type="string" office:string-value="" calcext:value-type="error">
            <text:p>#NAME?</text:p>
          </table:table-cell>
          <table:table-cell table:number-columns-repeated="1013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Степаненко В.Д.</text:p>
          </table:table-cell>
          <table:table-cell table:style-name="ce9" office:value-type="string" calcext:value-type="string">
            <text:p>лаборант</text:p>
          </table:table-cell>
          <table:table-cell table:style-name="ce21" table:formula="of:=ifs([.C16]=&quot;лаборант&quot;;&quot;15 670 &quot;;[.C16]=&quot;инженер&quot;;&quot;28 500 &quot;;[.C16]=&quot;мл.н.сотрудник&quot;;&quot;25 700 &quot;;[.C16]=&quot;ст.н. сотрудник&quot;;&quot;29 700 &quot;;[.C16]=&quot;зав.лабораторией&quot;;&quot;31 500 &quot;)" office:value-type="string" office:string-value="" calcext:value-type="error">
            <text:p>#NAME?</text:p>
          </table:table-cell>
          <table:table-cell table:style-name="ce22" table:content-validation-name="val1" office:value-type="float" office:value="8" calcext:value-type="float">
            <text:p>8</text:p>
          </table:table-cell>
          <table:table-cell table:style-name="ce9" table:formula="of:=ifs([.E16]=1;0.1;[.E16]=2;0.1;[.E16]=3;0.1;[.E16]=4;0.1;[.E16]=5;0.1;[.E16]=6;0.15;[.E16]=7;0.15;[.E16]=8;0.2;[.E16]=9;0.2;[.E16]=10;0.2;[.E16]=11;0.25;[.E16]=12;0.25;[.E16]=13;0.25;[.E16]=14;0.25;[.E16]=15;0.25;[.E16]&gt;15;0.3)" office:value-type="string" office:string-value="" calcext:value-type="error">
            <text:p>#NAME?</text:p>
          </table:table-cell>
          <table:table-cell table:style-name="ce23" table:formula="of:=[.D16]*[.F16]" office:value-type="string" office:string-value="" calcext:value-type="error">
            <text:p>#NAME?</text:p>
          </table:table-cell>
          <table:table-cell table:style-name="ce23" table:formula="of:=[.D16]+[.G16]" office:value-type="string" office:string-value="" calcext:value-type="error">
            <text:p>#NAME?</text:p>
          </table:table-cell>
          <table:table-cell table:style-name="ce24" table:formula="of:=ifs([.H16]&lt;20000;8%;AND([.H16]&gt;=20000; [.H16]&lt;=30000);11%;AND([.H16]&gt;30000; [.H16]&lt;=35000);13%;[.H16]&gt;35000;15%)" office:value-type="string" office:string-value="" calcext:value-type="error">
            <text:p>#NAME?</text:p>
          </table:table-cell>
          <table:table-cell table:style-name="ce23" table:formula="of:=[.H16]*[.I16]" office:value-type="string" office:string-value="" calcext:value-type="error">
            <text:p>#NAME?</text:p>
          </table:table-cell>
          <table:table-cell table:style-name="ce23" table:formula="of:=[.H16]-[.J16]" office:value-type="string" office:string-value="" calcext:value-type="error">
            <text:p>#NAME?</text:p>
          </table:table-cell>
          <table:table-cell table:number-columns-repeated="1013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Тимофеев Н.Н.</text:p>
          </table:table-cell>
          <table:table-cell table:style-name="ce9" office:value-type="string" calcext:value-type="string">
            <text:p>ст.н. сотрудник</text:p>
          </table:table-cell>
          <table:table-cell table:style-name="ce21" table:formula="of:=ifs([.C17]=&quot;лаборант&quot;;&quot;15 670 &quot;;[.C17]=&quot;инженер&quot;;&quot;28 500 &quot;;[.C17]=&quot;мл.н.сотрудник&quot;;&quot;25 700 &quot;;[.C17]=&quot;ст.н. сотрудник&quot;;&quot;29 700 &quot;;[.C17]=&quot;зав.лабораторией&quot;;&quot;31 500 &quot;)" office:value-type="string" office:string-value="" calcext:value-type="error">
            <text:p>#NAME?</text:p>
          </table:table-cell>
          <table:table-cell table:style-name="ce22" table:content-validation-name="val1" office:value-type="float" office:value="7" calcext:value-type="float">
            <text:p>7</text:p>
          </table:table-cell>
          <table:table-cell table:style-name="ce9" table:formula="of:=ifs([.E17]=1;0.1;[.E17]=2;0.1;[.E17]=3;0.1;[.E17]=4;0.1;[.E17]=5;0.1;[.E17]=6;0.15;[.E17]=7;0.15;[.E17]=8;0.2;[.E17]=9;0.2;[.E17]=10;0.2;[.E17]=11;0.25;[.E17]=12;0.25;[.E17]=13;0.25;[.E17]=14;0.25;[.E17]=15;0.25;[.E17]&gt;15;0.3)" office:value-type="string" office:string-value="" calcext:value-type="error">
            <text:p>#NAME?</text:p>
          </table:table-cell>
          <table:table-cell table:style-name="ce23" table:formula="of:=[.D17]*[.F17]" office:value-type="string" office:string-value="" calcext:value-type="error">
            <text:p>#NAME?</text:p>
          </table:table-cell>
          <table:table-cell table:style-name="ce23" table:formula="of:=[.D17]+[.G17]" office:value-type="string" office:string-value="" calcext:value-type="error">
            <text:p>#NAME?</text:p>
          </table:table-cell>
          <table:table-cell table:style-name="ce24" table:formula="of:=ifs([.H17]&lt;20000;8%;AND([.H17]&gt;=20000; [.H17]&lt;=30000);11%;AND([.H17]&gt;30000; [.H17]&lt;=35000);13%;[.H17]&gt;35000;15%)" office:value-type="string" office:string-value="" calcext:value-type="error">
            <text:p>#NAME?</text:p>
          </table:table-cell>
          <table:table-cell table:style-name="ce23" table:formula="of:=[.H17]*[.I17]" office:value-type="string" office:string-value="" calcext:value-type="error">
            <text:p>#NAME?</text:p>
          </table:table-cell>
          <table:table-cell table:style-name="ce23" table:formula="of:=[.H17]-[.J17]" office:value-type="string" office:string-value="" calcext:value-type="error">
            <text:p>#NAME?</text:p>
          </table:table-cell>
          <table:table-cell table:number-columns-repeated="1013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Уткина Е.В.</text:p>
          </table:table-cell>
          <table:table-cell table:style-name="ce9" office:value-type="string" calcext:value-type="string">
            <text:p>мл.н.сотрудник</text:p>
          </table:table-cell>
          <table:table-cell table:style-name="ce21" table:formula="of:=ifs([.C18]=&quot;лаборант&quot;;&quot;15 670 &quot;;[.C18]=&quot;инженер&quot;;&quot;28 500 &quot;;[.C18]=&quot;мл.н.сотрудник&quot;;&quot;25 700 &quot;;[.C18]=&quot;ст.н. сотрудник&quot;;&quot;29 700 &quot;;[.C18]=&quot;зав.лабораторией&quot;;&quot;31 500 &quot;)" office:value-type="string" office:string-value="" calcext:value-type="error">
            <text:p>#NAME?</text:p>
          </table:table-cell>
          <table:table-cell table:style-name="ce22" table:content-validation-name="val1" office:value-type="float" office:value="2" calcext:value-type="float">
            <text:p>2</text:p>
          </table:table-cell>
          <table:table-cell table:style-name="ce9" table:formula="of:=ifs([.E18]=1;0.1;[.E18]=2;0.1;[.E18]=3;0.1;[.E18]=4;0.1;[.E18]=5;0.1;[.E18]=6;0.15;[.E18]=7;0.15;[.E18]=8;0.2;[.E18]=9;0.2;[.E18]=10;0.2;[.E18]=11;0.25;[.E18]=12;0.25;[.E18]=13;0.25;[.E18]=14;0.25;[.E18]=15;0.25;[.E18]&gt;15;0.3)" office:value-type="string" office:string-value="" calcext:value-type="error">
            <text:p>#NAME?</text:p>
          </table:table-cell>
          <table:table-cell table:style-name="ce23" table:formula="of:=[.D18]*[.F18]" office:value-type="string" office:string-value="" calcext:value-type="error">
            <text:p>#NAME?</text:p>
          </table:table-cell>
          <table:table-cell table:style-name="ce23" table:formula="of:=[.D18]+[.G18]" office:value-type="string" office:string-value="" calcext:value-type="error">
            <text:p>#NAME?</text:p>
          </table:table-cell>
          <table:table-cell table:style-name="ce24" table:formula="of:=ifs([.H18]&lt;20000;8%;AND([.H18]&gt;=20000; [.H18]&lt;=30000);11%;AND([.H18]&gt;30000; [.H18]&lt;=35000);13%;[.H18]&gt;35000;15%)" office:value-type="string" office:string-value="" calcext:value-type="error">
            <text:p>#NAME?</text:p>
          </table:table-cell>
          <table:table-cell table:style-name="ce23" table:formula="of:=[.H18]*[.I18]" office:value-type="string" office:string-value="" calcext:value-type="error">
            <text:p>#NAME?</text:p>
          </table:table-cell>
          <table:table-cell table:style-name="ce23" table:formula="of:=[.H18]-[.J18]" office:value-type="string" office:string-value="" calcext:value-type="error">
            <text:p>#NAME?</text:p>
          </table:table-cell>
          <table:table-cell table:number-columns-repeated="1013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Федоров А.Н.</text:p>
          </table:table-cell>
          <table:table-cell table:style-name="ce9" office:value-type="string" calcext:value-type="string">
            <text:p>инженер</text:p>
          </table:table-cell>
          <table:table-cell table:style-name="ce21" table:formula="of:=ifs([.C19]=&quot;лаборант&quot;;&quot;15 670 &quot;;[.C19]=&quot;инженер&quot;;&quot;28 500 &quot;;[.C19]=&quot;мл.н.сотрудник&quot;;&quot;25 700 &quot;;[.C19]=&quot;ст.н. сотрудник&quot;;&quot;29 700 &quot;;[.C19]=&quot;зав.лабораторией&quot;;&quot;31 500 &quot;)" office:value-type="string" office:string-value="" calcext:value-type="error">
            <text:p>#NAME?</text:p>
          </table:table-cell>
          <table:table-cell table:style-name="ce22" table:content-validation-name="val1" office:value-type="float" office:value="14" calcext:value-type="float">
            <text:p>14</text:p>
          </table:table-cell>
          <table:table-cell table:style-name="ce9" table:formula="of:=ifs([.E19]=1;0.1;[.E19]=2;0.1;[.E19]=3;0.1;[.E19]=4;0.1;[.E19]=5;0.1;[.E19]=6;0.15;[.E19]=7;0.15;[.E19]=8;0.2;[.E19]=9;0.2;[.E19]=10;0.2;[.E19]=11;0.25;[.E19]=12;0.25;[.E19]=13;0.25;[.E19]=14;0.25;[.E19]=15;0.25;[.E19]&gt;15;0.3)" office:value-type="string" office:string-value="" calcext:value-type="error">
            <text:p>#NAME?</text:p>
          </table:table-cell>
          <table:table-cell table:style-name="ce23" table:formula="of:=[.D19]*[.F19]" office:value-type="string" office:string-value="" calcext:value-type="error">
            <text:p>#NAME?</text:p>
          </table:table-cell>
          <table:table-cell table:style-name="ce23" table:formula="of:=[.D19]+[.G19]" office:value-type="string" office:string-value="" calcext:value-type="error">
            <text:p>#NAME?</text:p>
          </table:table-cell>
          <table:table-cell table:style-name="ce24" table:formula="of:=ifs([.H19]&lt;20000;8%;AND([.H19]&gt;=20000; [.H19]&lt;=30000);11%;AND([.H19]&gt;30000; [.H19]&lt;=35000);13%;[.H19]&gt;35000;15%)" office:value-type="string" office:string-value="" calcext:value-type="error">
            <text:p>#NAME?</text:p>
          </table:table-cell>
          <table:table-cell table:style-name="ce23" table:formula="of:=[.H19]*[.I19]" office:value-type="string" office:string-value="" calcext:value-type="error">
            <text:p>#NAME?</text:p>
          </table:table-cell>
          <table:table-cell table:style-name="ce23" table:formula="of:=[.H19]-[.J19]" office:value-type="string" office:string-value="" calcext:value-type="error">
            <text:p>#NAME?</text:p>
          </table:table-cell>
          <table:table-cell table:number-columns-repeated="1013"/>
        </table:table-row>
        <table:table-row table:style-name="ro1">
          <table:table-cell table:style-name="ce19" office:value-type="string" calcext:value-type="string" table:number-columns-spanned="10" table:number-rows-spanned="1">
            <text:p>ИТОГ К ВЫДАЧЕ</text:p>
          </table:table-cell>
          <table:covered-table-cell table:number-columns-repeated="8" table:style-name="ce20"/>
          <table:covered-table-cell table:style-name="ce25"/>
          <table:table-cell table:style-name="ce23" table:formula="of:=SUM([.K5:.K19])" office:value-type="float" office:value="395715.31" calcext:value-type="float">
            <text:p>395,715.31 ₽</text:p>
          </table:table-cell>
          <table:table-cell table:number-columns-repeated="1013"/>
        </table:table-row>
        <table:table-row table:style-name="ro3">
          <table:table-cell/>
          <table:table-cell>
            <draw:frame table:end-cell-address="'Ведомость зарплаты'.K38" table:end-x="24.32pt" table:end-y="8.22pt" draw:z-index="0" draw:name="Chart 3" draw:style-name="gr1" draw:text-style-name="P1" svg:width="643.46pt" svg:height="265.46pt" svg:x="2.24pt" svg:y="10.49pt">
              <draw:object draw:notify-on-update-of-ranges="'Ведомость зарплаты'.B5:'Ведомость зарплаты'.B19 'Ведомость зарплаты'.K5:'Ведомость зарплаты'.K19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97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Ведомость зарплаты'.E5:'Ведомость зарплаты'.E19">
            <calcext:condition calcext:apply-style-name="ConditionalStyle_1" calcext:value="between(10,15)" calcext:base-cell-address="'Ведомость зарплаты'.E5"/>
          </calcext:conditional-format>
          <calcext:conditional-format calcext:target-range-address="'Ведомость зарплаты'.E5:'Ведомость зарплаты'.E19">
            <calcext:condition calcext:apply-style-name="ConditionalStyle_2" calcext:value="between(5,10)" calcext:base-cell-address="'Ведомость зарплаты'.E5"/>
          </calcext:conditional-format>
          <calcext:conditional-format calcext:target-range-address="'Ведомость зарплаты'.E5:'Ведомость зарплаты'.E19">
            <calcext:condition calcext:apply-style-name="ConditionalStyle_3" calcext:value="between(1,5)" calcext:base-cell-address="'Ведомость зарплаты'.E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2" loext:min-decimal-places="2" number:min-integer-digits="0" number:grouping="true"/>
      <number:text> тыс.руб.</number:text>
    </number:number-style>
    <number:number-style style:name="N127">
      <number:number number:decimal-places="0" loext:min-decimal-places="0" number:min-integer-digits="1" number:grouping="true"/>
      <number:text> ₽</number:text>
    </number:number-style>
    <number:number-style style:name="N128">
      <number:number number:decimal-places="2" loext:min-decimal-places="2" number:min-integer-digits="1" number:grouping="true"/>
      <number:text> ₽</number:text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transparent"/>
      <style:text-properties fo:color="#c00000"/>
    </style:style>
    <style:style style:name="ConditionalStyle_5f_2" style:display-name="ConditionalStyle_2" style:family="table-cell" style:parent-style-name="Default">
      <style:table-cell-properties fo:background-color="transparent"/>
      <style:text-properties fo:color="#70ad47"/>
    </style:style>
    <style:style style:name="ConditionalStyle_5f_3" style:display-name="ConditionalStyle_3" style:family="table-cell" style:parent-style-name="Default">
      <style:table-cell-properties fo:background-color="transparent"/>
      <style:text-properties fo:color="#2e75b5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Ведомость_20_переоценки" style:display-name="PageStyle_Ведомость переоценки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Отчетная_20_ведомость" style:display-name="PageStyle_Отчетная ведомость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Ведомость_20_зарплаты" style:display-name="PageStyle_Ведомость зарплаты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meta:initial-creator>MASK</meta:initial-creator>
    <meta:document-statistic meta:table-count="3" meta:cell-count="345" meta:object-count="3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9pt" style:font-family-asian="Calibri" style:font-size-asian="9pt" style:font-family-complex="Calibri" style:font-size-complex="9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9pt" style:font-family-asian="Calibri" style:font-size-asian="9pt" style:font-family-complex="Calibri" style:font-size-complex="9pt"/>
    </style:style>
    <style:style style:name="ch5" style:family="chart" style:data-style-name="N0">
      <style:chart-properties chart:display-label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9pt" style:font-family-asian="Calibri" style:font-size-asian="9pt" style:font-family-complex="Calibri" style:font-size-complex="9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5b9bd5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ed7d31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a5a5a5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7.674cm" svg:height="8.017cm" xlink:href=".." xlink:type="simple" chart:class="chart:bar" chart:style-name="ch1">
        <chart:legend chart:legend-position="bottom" svg:x="1.273cm" svg:y="7.497cm" style:legend-expansion="wide" chart:style-name="ch2"/>
        <chart:plot-area chart:style-name="ch3" table:cell-range-address="'Ведомость переоценки'.A7:'Ведомость переоценки'.D12" chart:data-source-has-labels="both" svg:x="1.36cm" svg:y="0.16cm" svg:width="15.961cm" svg:height="6.993cm">
          <chartooo:coordinate-region svg:x="2.087cm" svg:y="0.32cm" svg:width="15.234cm" svg:height="6.415cm"/>
          <chart:axis chart:dimension="x" chart:name="primary-x" chart:style-name="ch4" chartooo:axis-type="text">
            <chart:categories table:cell-range-address="'Ведомость переоценки'.A7:'Ведомость переоценки'.A12"/>
          </chart:axis>
          <chart:axis chart:dimension="y" chart:name="primary-y" chart:style-name="ch5">
            <chart:title svg:x="0.451cm" svg:y="4.368cm" chart:style-name="ch6">
              <text:p>млн.руб.</text:p>
            </chart:title>
            <chart:grid chart:style-name="ch7" chart:class="major"/>
          </chart:axis>
          <chart:series chart:style-name="ch8" chart:values-cell-range-address="'Ведомость переоценки'.B7:'Ведомость переоценки'.B12" loext:label-string="&quot;Балансовая стоимость(БС), млн.руб.&quot;" chart:class="chart:bar">
            <chart:data-point chart:repeated="6"/>
          </chart:series>
          <chart:series chart:style-name="ch9" chart:values-cell-range-address="'Ведомость переоценки'.C7:'Ведомость переоценки'.C12" loext:label-string="&quot;Износ объекта(ИО), млн.руб.&quot;" chart:class="chart:bar">
            <chart:data-point chart:repeated="6"/>
          </chart:series>
          <chart:series chart:style-name="ch10" chart:values-cell-range-address="'Ведомость переоценки'.D7:'Ведомость переоценки'.D12" loext:label-string="&quot;Остаточная стоимость(ОС), млн.руб.&quot;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Балансовая стоимость(БС), млн.руб.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Сборочный цех</text:p>
                <draw:g>
                  <svg:desc>'Ведомость переоценки'.A7:'Ведомость переоценки'.A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Отделочный цех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Склад № 1 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Склад № 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Склад № 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Склад № 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9pt" style:font-family-asian="Calibri" style:font-size-asian="9pt" style:font-family-complex="Calibri" style:font-size-complex="9pt"/>
    </style:style>
    <style:style style:name="ch3" style:family="chart">
      <style:chart-properties chart:three-dimensional="true" chart:include-hidden-cells="false" chart:auto-position="true" chart:auto-size="true" chart:treat-empty-cells="use-zero" chart:data-label-number="percentage" chart:data-label-text="false" chart:data-label-symbol="fals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 style:data-style-name="N2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link-data-style-to-source="true" chart:data-label-number="percentage" chart:data-label-text="false" chart:data-label-symbol="false" chart:label-position="avoid-overlap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8" style:family="chart">
      <style:chart-properties chart:solid-type="cuboid"/>
      <style:graphic-properties draw:fill-color="#ed7d31"/>
    </style:style>
    <style:style style:name="ch9" style:family="chart">
      <style:chart-properties chart:solid-type="cuboid"/>
      <style:graphic-properties draw:fill-color="#ffc000"/>
    </style:style>
    <style:style style:name="ch10" style:family="chart">
      <style:chart-properties chart:solid-type="cuboid"/>
      <style:graphic-properties draw:fill-color="#70ad47"/>
    </style:style>
    <style:style style:name="ch11" style:family="chart">
      <style:graphic-properties draw:fill="solid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7.357cm" svg:height="7.99cm" xlink:href=".." xlink:type="simple" chart:class="chart:circle" chart:style-name="ch1">
        <chart:legend chart:legend-position="bottom" svg:x="1.331cm" svg:y="7.47cm" style:legend-expansion="wide" chart:style-name="ch2"/>
        <chart:plot-area chart:style-name="ch3" table:cell-range-address="'Отчетная ведомость'.A2:'Отчетная ведомость'.A11 'Отчетная ведомость'.H2:'Отчетная ведомость'.H11" chart:data-source-has-labels="column" svg:x="0.347cm" svg:y="0.159cm" svg:width="16.663cm" svg:height="6.968cm" dr3d:transform="matrix (0.906306771049824 0 -0.42262044052464 -0.323746279512272 0.642786934316713 -0.69427177932974 0.271654897344412 0.766045009821043 0.582562150913596 0cm 0cm 0cm)" dr3d:vrp="(110357.086173838 64278.7169915284 153914.132142383)" dr3d:vpn="(0.416199821709347 0.173649045905254 0.892537795986984)" dr3d:vup="(-0.0733876362771618 0.984807599917971 -0.157379306090273)" dr3d:projection="parallel" dr3d:distance="4.2cm" dr3d:focal-length="8cm" dr3d:shadow-slant="0" dr3d:shade-mode="flat" dr3d:ambient-color="#b3b3b3" dr3d:lighting-mode="true">
          <chartooo:coordinate-region svg:x="4.531cm" svg:y="0.159cm" svg:width="8.295cm" svg:height="6.968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categories table:cell-range-address="'Отчетная ведомость'.A2:'Отчетная ведомость'.A11"/>
          </chart:axis>
          <chart:axis chart:dimension="y" chart:name="primary-y" chart:style-name="ch5"/>
          <chart:axis chart:dimension="z" chart:name="primary-z" chart:style-name="ch6"/>
          <chart:series chart:style-name="ch7" chart:values-cell-range-address="'Отчетная ведомость'.H2:'Отчетная ведомость'.H11" chart:class="chart:circle">
            <chart:data-point chart:style-name="ch8"/>
            <chart:data-point chart:style-name="ch9"/>
            <chart:data-point chart:style-name="ch10"/>
            <chart:data-point chart:style-name="ch8"/>
            <chart:data-point chart:style-name="ch9"/>
            <chart:data-point chart:style-name="ch10"/>
            <chart:data-point chart:style-name="ch8"/>
            <chart:data-point chart:style-name="ch9"/>
            <chart:data-point chart:style-name="ch10"/>
            <chart:data-point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Альтаир</text:p>
                <draw:g>
                  <svg:desc>'Отчетная ведомость'.A2:'Отчетная ведомость'.A11</svg:desc>
                </draw:g>
              </table:table-cell>
              <table:table-cell office:value-type="float" office:value="6.70348212916092">
                <text:p>6.70348212916092</text:p>
                <draw:g>
                  <svg:desc>'Отчетная ведомость'.H2:'Отчетная ведомость'.H11</svg:desc>
                </draw:g>
              </table:table-cell>
            </table:table-row>
            <table:table-row>
              <table:table-cell office:value-type="string">
                <text:p>Антей</text:p>
              </table:table-cell>
              <table:table-cell office:value-type="float" office:value="6.87221966559288">
                <text:p>6.87221966559288</text:p>
              </table:table-cell>
            </table:table-row>
            <table:table-row>
              <table:table-cell office:value-type="string">
                <text:p>Арена</text:p>
              </table:table-cell>
              <table:table-cell office:value-type="float" office:value="12.9109781663854">
                <text:p>12.9109781663854</text:p>
              </table:table-cell>
            </table:table-row>
            <table:table-row>
              <table:table-cell office:value-type="string">
                <text:p>Арсенал</text:p>
              </table:table-cell>
              <table:table-cell office:value-type="float" office:value="7.10231630618193">
                <text:p>7.10231630618193</text:p>
              </table:table-cell>
            </table:table-row>
            <table:table-row>
              <table:table-cell office:value-type="string">
                <text:p>Блиндаж</text:p>
              </table:table-cell>
              <table:table-cell office:value-type="float" office:value="14.4909750984302">
                <text:p>14.4909750984302</text:p>
              </table:table-cell>
            </table:table-row>
            <table:table-row>
              <table:table-cell office:value-type="string">
                <text:p>Галакс</text:p>
              </table:table-cell>
              <table:table-cell office:value-type="float" office:value="7.57273610471954">
                <text:p>7.57273610471954</text:p>
              </table:table-cell>
            </table:table-row>
            <table:table-row>
              <table:table-cell office:value-type="string">
                <text:p>Звезда</text:p>
              </table:table-cell>
              <table:table-cell office:value-type="float" office:value="12.3996522984098">
                <text:p>12.3996522984098</text:p>
              </table:table-cell>
            </table:table-row>
            <table:table-row>
              <table:table-cell office:value-type="string">
                <text:p>Патрион</text:p>
              </table:table-cell>
              <table:table-cell office:value-type="float" office:value="8.47778289103646">
                <text:p>8.47778289103646</text:p>
              </table:table-cell>
            </table:table-row>
            <table:table-row>
              <table:table-cell office:value-type="string">
                <text:p>Полигон</text:p>
              </table:table-cell>
              <table:table-cell office:value-type="float" office:value="14.4449557703124">
                <text:p>14.4449557703124</text:p>
              </table:table-cell>
            </table:table-row>
            <table:table-row>
              <table:table-cell office:value-type="string">
                <text:p>Сеть</text:p>
              </table:table-cell>
              <table:table-cell office:value-type="float" office:value="9.02490156977041">
                <text:p>9.024901569770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 chart:data-label-number="value" chart:data-label-text="false" chart:data-label-symbol="false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 style:rotation-angle="90"/>
      <style:graphic-properties svg:stroke-width="0.018cm" svg:stroke-color="#8b8b8b"/>
      <style:text-properties fo:color="#000000" style:text-position="0% 100%" fo:font-family="Calibri" fo:font-size="9pt" style:font-family-asian="Calibri" style:font-size-asian="9pt" style:font-family-complex="Calibri" style:font-size-complex="9pt"/>
    </style:style>
    <style:style style:name="ch4" style:family="chart" style:data-style-name="N0">
      <style:chart-properties chart:display-label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9pt" style:font-family-asian="Calibri" style:font-size-asian="9pt" style:font-family-complex="Calibri" style:font-size-complex="9pt"/>
    </style:style>
    <style:style style:name="ch5" style:family="chart">
      <style:graphic-properties svg:stroke-width="0.018cm" svg:stroke-color="#b7b7b7"/>
    </style:style>
    <style:style style:name="ch6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5b9bd5" fo:wrap-option="wrap"/>
      <style:text-properties fo:color="#000000" style:text-position="0% 100%" fo:font-family="Calibri" fo:font-size="9pt" style:font-family-asian="Calibri" style:font-size-asian="9pt" style:font-family-complex="Calibri" style:font-size-complex="9pt"/>
    </style:style>
    <style:style style:name="ch7" style:family="chart">
      <style:graphic-properties draw:fill-color="#004586"/>
    </style:style>
    <style:style style:name="ch8" style:family="chart">
      <style:graphic-properties draw:fill-color="#ff420e"/>
    </style:style>
    <style:style style:name="ch9" style:family="chart">
      <style:graphic-properties draw:fill-color="#ffd320"/>
    </style:style>
    <style:style style:name="ch10" style:family="chart">
      <style:graphic-properties draw:fill-color="#579d1c"/>
    </style:style>
    <style:style style:name="ch11" style:family="chart">
      <style:graphic-properties draw:fill-color="#7e0021"/>
    </style:style>
    <style:style style:name="ch12" style:family="chart">
      <style:graphic-properties draw:fill-color="#83caff"/>
    </style:style>
    <style:style style:name="ch13" style:family="chart">
      <style:graphic-properties draw:fill-color="#314004"/>
    </style:style>
    <style:style style:name="ch14" style:family="chart">
      <style:graphic-properties draw:fill-color="#aecf00"/>
    </style:style>
    <style:style style:name="ch15" style:family="chart">
      <style:graphic-properties draw:fill-color="#4b1f6f"/>
    </style:style>
    <style:style style:name="ch16" style:family="chart">
      <style:graphic-properties draw:fill-color="#ff950e"/>
    </style:style>
    <style:style style:name="ch17" style:family="chart">
      <style:graphic-properties draw:fill-color="#c5000b"/>
    </style:style>
    <style:style style:name="ch18" style:family="chart">
      <style:graphic-properties draw:fill-color="#0084d1"/>
    </style:style>
    <style:style style:name="ch19" style:family="chart">
      <style:graphic-properties draw:fill="solid" draw:fill-color="#ffffff"/>
    </style:style>
    <style:style style:name="ch20" style:family="chart">
      <style:graphic-properties draw:fill-color="#d9d9d9"/>
    </style:style>
  </office:automatic-styles>
  <office:body>
    <office:chart>
      <chart:chart svg:width="22.701cm" svg:height="9.366cm" xlink:href=".." xlink:type="simple" chart:class="chart:bar" chart:style-name="ch1">
        <chart:plot-area chart:style-name="ch2" table:cell-range-address="'Ведомость зарплаты'.B5:'Ведомость зарплаты'.B19 'Ведомость зарплаты'.K5:'Ведомость зарплаты'.K19" chart:data-source-has-labels="column" svg:x="0.454cm" svg:y="0.187cm" svg:width="21.793cm" svg:height="8.992cm">
          <chartooo:coordinate-region svg:x="1.102cm" svg:y="0.347cm" svg:width="21.145cm" svg:height="6.536cm"/>
          <chart:axis chart:dimension="x" chart:name="primary-x" chart:style-name="ch3" chartooo:axis-type="text">
            <chart:categories table:cell-range-address="'Ведомость зарплаты'.B5:'Ведомость зарплаты'.B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Ведомость зарплаты'.K5:'Ведомость зарплаты'.K19" chart:class="chart:bar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7"/>
            <chart:data-point chart:style-name="ch8"/>
            <chart:data-point chart:style-name="ch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Антонов Р.И.</text:p>
                <draw:g>
                  <svg:desc>'Ведомость зарплаты'.B5:'Ведомость зарплаты'.B19</svg:desc>
                </draw:g>
              </table:table-cell>
              <table:table-cell office:value-type="float" office:value="NaN">
                <text:p>NaN</text:p>
                <draw:g>
                  <svg:desc>'Ведомость зарплаты'.K5:'Ведомость зарплаты'.K19</svg:desc>
                </draw:g>
              </table:table-cell>
            </table:table-row>
            <table:table-row>
              <table:table-cell office:value-type="string">
                <text:p>Борисов И.П.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Вольская О.А.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Иванов В.А.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Комаров Н.И.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Крючкрв Н.Р.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Новиков Л.Д.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Огарев Н.И.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Петров К.О.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Реутоа Е.Г.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Сидоров И.Н.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Степаненко В.Д.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Тимофеев Н.Н.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Уткина Е.В.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Федоров А.Н.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